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keep-with-next="always" fo:widows="0" fo:orphans="0" fo:break-before="page" fo:text-align="center" fo:margin-top="0.0833in" fo:margin-bottom="0in" fo:line-height="100%"/>
    </style:style>
    <style:style style:name="T2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" style:parent-style-name="Normal" style:family="paragraph">
      <style:paragraph-properties fo:text-align="justify" style:writing-mode="rl-tb" fo:margin-top="0.0833in" fo:margin-bottom="0in" fo:line-height="100%"/>
    </style:style>
    <style:style style:name="T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" style:family="section">
      <style:section-properties fo:margin-left="0in" fo:margin-right="0in" style:writing-mode="lr-tb"/>
    </style:style>
    <style:style style:name="P4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2" style:parent-style-name="Normal" style:family="paragraph">
      <style:paragraph-properties fo:text-align="justify" style:writing-mode="rl-tb" fo:margin-top="0.0833in" fo:margin-bottom="0in" fo:line-height="100%"/>
    </style:style>
    <style:style style:name="T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4" style:parent-style-name="Normal" style:family="paragraph">
      <style:paragraph-properties fo:text-align="justify" style:writing-mode="rl-tb" fo:margin-top="0.0833in" fo:margin-bottom="0in" fo:line-height="100%"/>
    </style:style>
    <style:style style:name="T2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0" style:parent-style-name="Normal" style:family="paragraph">
      <style:paragraph-properties fo:text-align="justify" style:writing-mode="rl-tb" fo:margin-top="0.0833in" fo:margin-bottom="0in" fo:line-height="100%"/>
    </style:style>
    <style:style style:name="T2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0" style:parent-style-name="Normal" style:family="paragraph">
      <style:paragraph-properties fo:text-align="justify" style:writing-mode="rl-tb" fo:margin-top="0.0833in" fo:margin-bottom="0in" fo:line-height="100%"/>
    </style:style>
    <style:style style:name="T2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" style:family="section">
      <style:section-properties fo:margin-left="0in" fo:margin-right="0in" style:writing-mode="lr-tb"/>
    </style:style>
    <style:style style:name="P30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03" style:parent-style-name="Normal" style:family="paragraph">
      <style:paragraph-properties fo:text-align="justify" style:writing-mode="rl-tb" fo:margin-top="0.0833in" fo:margin-bottom="0in" fo:line-height="100%"/>
    </style:style>
    <style:style style:name="T3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8" style:parent-style-name="Normal" style:family="paragraph">
      <style:paragraph-properties fo:text-align="justify" style:writing-mode="rl-tb" fo:margin-top="0.0833in" fo:margin-bottom="0in" fo:line-height="100%"/>
    </style:style>
    <style:style style:name="T3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3" style:parent-style-name="Normal" style:family="paragraph">
      <style:paragraph-properties fo:text-align="justify" style:writing-mode="rl-tb" fo:margin-top="0.0833in" fo:margin-bottom="0in" fo:line-height="100%"/>
    </style:style>
    <style:style style:name="T3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" style:family="section">
      <style:section-properties fo:margin-left="0in" fo:margin-right="0in" style:writing-mode="lr-tb"/>
    </style:style>
    <style:style style:name="P35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53" style:parent-style-name="Normal" style:family="paragraph">
      <style:paragraph-properties fo:text-align="justify" style:writing-mode="rl-tb" fo:margin-top="0.0833in" fo:margin-bottom="0in" fo:line-height="100%"/>
    </style:style>
    <style:style style:name="T3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7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76" style:parent-style-name="Normal" style:family="paragraph">
      <style:paragraph-properties fo:text-align="justify" style:writing-mode="rl-tb" fo:margin-top="0.0833in" fo:margin-bottom="0in" fo:line-height="100%"/>
    </style:style>
    <style:style style:name="T3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90" style:parent-style-name="Normal" style:family="paragraph">
      <style:paragraph-properties fo:text-align="justify" style:writing-mode="rl-tb" fo:margin-top="0.0833in" fo:margin-bottom="0in" fo:line-height="100%"/>
    </style:style>
    <style:style style:name="T3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09" style:parent-style-name="Normal" style:family="paragraph">
      <style:paragraph-properties fo:text-align="justify" style:writing-mode="rl-tb" fo:margin-top="0.0833in" fo:margin-bottom="0in" fo:line-height="100%"/>
    </style:style>
    <style:style style:name="T4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1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3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" style:family="section">
      <style:section-properties fo:margin-left="0in" fo:margin-right="0in" style:writing-mode="lr-tb"/>
    </style:style>
    <style:style style:name="P43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39" style:parent-style-name="Normal" style:family="paragraph">
      <style:paragraph-properties fo:text-align="justify" style:writing-mode="rl-tb" fo:margin-top="0.0833in" fo:margin-bottom="0in" fo:line-height="100%"/>
    </style:style>
    <style:style style:name="T4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4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48" style:parent-style-name="Normal" style:family="paragraph">
      <style:paragraph-properties fo:text-align="justify" style:writing-mode="rl-tb" fo:margin-top="0.0833in" fo:margin-bottom="0in" fo:line-height="100%"/>
    </style:style>
    <style:style style:name="T4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5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60" style:parent-style-name="Normal" style:family="paragraph">
      <style:paragraph-properties fo:text-align="justify" style:writing-mode="rl-tb" fo:margin-top="0.0833in" fo:margin-bottom="0in" fo:line-height="100%"/>
    </style:style>
    <style:style style:name="T4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7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7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8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9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0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5" style:family="section">
      <style:section-properties fo:margin-left="0in" fo:margin-right="0in" style:writing-mode="lr-tb"/>
    </style:style>
    <style:style style:name="P50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505" style:parent-style-name="Normal" style:family="paragraph">
      <style:paragraph-properties fo:text-align="justify" style:writing-mode="rl-tb" fo:margin-top="0.0833in" fo:margin-bottom="0in" fo:line-height="100%"/>
    </style:style>
    <style:style style:name="T5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12" style:parent-style-name="Normal" style:family="paragraph">
      <style:paragraph-properties fo:text-align="justify" style:writing-mode="rl-tb" fo:margin-top="0.0833in" fo:margin-bottom="0in" fo:line-height="100%"/>
    </style:style>
    <style:style style:name="T5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2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46" style:parent-style-name="Normal" style:family="paragraph">
      <style:paragraph-properties fo:text-align="justify" style:writing-mode="rl-tb" fo:margin-top="0.0833in" fo:margin-bottom="0in" fo:line-height="100%"/>
    </style:style>
    <style:style style:name="T5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57" style:parent-style-name="Normal" style:family="paragraph">
      <style:paragraph-properties fo:text-align="justify" style:writing-mode="rl-tb" fo:margin-top="0.0833in" fo:margin-bottom="0in" fo:line-height="100%"/>
    </style:style>
    <style:style style:name="T5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567" style:parent-style-name="Normal" style:family="paragraph">
      <style:paragraph-properties fo:text-align="justify" style:writing-mode="rl-tb" fo:margin-top="0.0833in" fo:margin-bottom="0in" fo:line-height="100%"/>
    </style:style>
    <style:style style:name="T5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6" style:family="section">
      <style:section-properties fo:margin-left="0in" fo:margin-right="0in" style:writing-mode="lr-tb"/>
    </style:style>
    <style:style style:name="P58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583" style:parent-style-name="Normal" style:family="paragraph">
      <style:paragraph-properties fo:text-align="justify" style:writing-mode="rl-tb" fo:margin-top="0.0833in" fo:margin-bottom="0in" fo:line-height="100%"/>
    </style:style>
    <style:style style:name="T5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02" style:parent-style-name="Normal" style:family="paragraph">
      <style:paragraph-properties fo:text-align="justify" style:writing-mode="rl-tb" fo:margin-top="0.0833in" fo:margin-bottom="0in" fo:line-height="100%"/>
    </style:style>
    <style:style style:name="T6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1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21" style:parent-style-name="Normal" style:family="paragraph">
      <style:paragraph-properties fo:text-align="justify" style:writing-mode="rl-tb" fo:margin-top="0.0833in" fo:margin-bottom="0in" fo:line-height="100%"/>
    </style:style>
    <style:style style:name="T6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69" style:parent-style-name="Normal" style:family="paragraph">
      <style:paragraph-properties fo:text-align="justify" style:writing-mode="rl-tb" fo:margin-top="0.0833in" fo:margin-bottom="0in" fo:line-height="100%"/>
    </style:style>
    <style:style style:name="T6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7" style:family="section">
      <style:section-properties fo:margin-left="0in" fo:margin-right="0in" style:writing-mode="lr-tb"/>
    </style:style>
    <style:style style:name="P67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678" style:parent-style-name="Normal" style:family="paragraph">
      <style:paragraph-properties fo:text-align="justify" style:writing-mode="rl-tb" fo:margin-top="0.0833in" fo:margin-bottom="0in" fo:line-height="100%"/>
    </style:style>
    <style:style style:name="T6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8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8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9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9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0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0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1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1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2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2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3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35" style:parent-style-name="Normal" style:family="paragraph">
      <style:paragraph-properties fo:text-align="justify" style:writing-mode="rl-tb" fo:margin-top="0.0833in" fo:margin-bottom="0in" fo:line-height="100%"/>
    </style:style>
    <style:style style:name="T7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5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87" style:parent-style-name="Normal" style:family="paragraph">
      <style:paragraph-properties fo:text-align="justify" style:writing-mode="rl-tb" fo:margin-top="0.0833in" fo:margin-bottom="0in" fo:line-height="100%"/>
    </style:style>
    <style:style style:name="T7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97" style:parent-style-name="Normal" style:family="paragraph">
      <style:paragraph-properties fo:text-align="justify" style:writing-mode="rl-tb" fo:margin-top="0.0833in" fo:margin-bottom="0in" fo:line-height="100%"/>
    </style:style>
    <style:style style:name="T7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02" style:parent-style-name="Normal" style:family="paragraph">
      <style:paragraph-properties fo:text-align="justify" style:writing-mode="rl-tb" fo:margin-top="0.0833in" fo:margin-bottom="0in" fo:line-height="100%"/>
    </style:style>
    <style:style style:name="T8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07" style:parent-style-name="Normal" style:family="paragraph">
      <style:paragraph-properties fo:text-align="justify" style:writing-mode="rl-tb" fo:margin-top="0.0833in" fo:margin-bottom="0in" fo:line-height="100%"/>
    </style:style>
    <style:style style:name="T8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1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8" style:family="section">
      <style:section-properties fo:margin-left="0in" fo:margin-right="0in" style:writing-mode="lr-tb"/>
    </style:style>
    <style:style style:name="P81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813" style:parent-style-name="Normal" style:family="paragraph">
      <style:paragraph-properties fo:text-align="justify" style:writing-mode="rl-tb" fo:margin-top="0.0833in" fo:margin-bottom="0in" fo:line-height="100%"/>
    </style:style>
    <style:style style:name="T8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4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59" style:parent-style-name="Normal" style:family="paragraph">
      <style:paragraph-properties fo:text-align="justify" style:writing-mode="rl-tb" fo:margin-top="0.0833in" fo:margin-bottom="0in" fo:line-height="100%"/>
    </style:style>
    <style:style style:name="T8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9" style:family="section">
      <style:section-properties fo:margin-left="0in" fo:margin-right="0in" style:writing-mode="lr-tb"/>
    </style:style>
    <style:style style:name="P86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865" style:parent-style-name="Normal" style:family="paragraph">
      <style:paragraph-properties fo:text-align="justify" style:writing-mode="rl-tb" fo:margin-top="0.0833in" fo:margin-bottom="0in" fo:line-height="100%"/>
    </style:style>
    <style:style style:name="T8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75" style:parent-style-name="Normal" style:family="paragraph">
      <style:paragraph-properties fo:text-align="justify" style:writing-mode="rl-tb" fo:margin-top="0.0833in" fo:margin-bottom="0in" fo:line-height="100%"/>
    </style:style>
    <style:style style:name="T8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80" style:parent-style-name="Normal" style:family="paragraph">
      <style:paragraph-properties fo:text-align="justify" style:writing-mode="rl-tb" fo:margin-top="0.0833in" fo:margin-bottom="0in" fo:line-height="100%"/>
    </style:style>
    <style:style style:name="T8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8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99" style:parent-style-name="Normal" style:family="paragraph">
      <style:paragraph-properties fo:text-align="justify" style:writing-mode="rl-tb" fo:margin-top="0.0833in" fo:margin-bottom="0in" fo:line-height="100%"/>
    </style:style>
    <style:style style:name="T9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16" style:parent-style-name="Normal" style:family="paragraph">
      <style:paragraph-properties fo:text-align="justify" style:writing-mode="rl-tb" fo:margin-top="0.0833in" fo:margin-bottom="0in" fo:line-height="100%"/>
    </style:style>
    <style:style style:name="T9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926" style:parent-style-name="Normal" style:family="paragraph">
      <style:paragraph-properties fo:text-align="justify" style:writing-mode="rl-tb" fo:margin-top="0.0833in" fo:margin-bottom="0in" fo:line-height="100%"/>
    </style:style>
    <style:style style:name="T9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3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3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4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4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5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5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6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6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6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7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7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8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8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1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24" style:parent-style-name="DefaultParagraphFont" style:family="text">
      <style:text-properties style:font-name="Ezra SIL" style:font-name-complex="Ezra SIL" fo:font-size="14pt" style:font-size-asian="14pt" style:font-size-complex="14pt"/>
    </style:style>
  </office:automatic-styles>
  <office:body>
    <office:text text:use-soft-page-breaks="true">
      <text:p text:style-name="P1"><text:span text:style-name="T2">Ezra 1</text:span>‬‬</text:p>
      <text:p text:style-name="P3"><text:span text:style-name="T4">1</text:span><text:span text:style-name="T5"> וּבִשְׁנַ֣ת אַחַ֗ת לְכ֙וֹרֶשׁ֙ מֶ֣לֶךְ פָּרַ֔ס לִכְל֥וֹת דְּבַר־יְהוָ֖ה מִפִּ֣י יִרְמְיָ֑ה הֵעִ֣יר יְהוָ֗ה אֶת־ר֙וּחַ֙ כֹּ֣רֶשׁ מֶֽלֶךְ־פָּרַ֔ס וַיַּֽעֲבֶר־קוֹל֙ בְּכָל־מַלְכוּת֔וֹ וְגַם־בְּמִכְתָּ֖ב לֵאמֹֽר׃<text:s/></text:span><text:span text:style-name="T6">‬</text:span>‬‬<text:span text:style-name="T7">2</text:span><text:span text:style-name="T8"> כֹּ֣ה אָמַ֗ר כֹּ֚רֶשׁ מֶ֣לֶךְ פָּרַ֔ס כֹּ֚ל מַמְלְכ֣וֹת הָאָ֔רֶץ נָ֣תַן לִ֔י יְהוָ֖ה אֱלֹהֵ֣י הַשָּׁמָ֑יִם וְהֽוּא־פָקַ֤ד עָלַי֙ לִבְנֽוֹת־ל֣וֹ בַ֔יִת בִּירוּשָׁלַ֖͏ִם אֲשֶׁ֥ר בִּֽיהוּדָֽה׃<text:s/></text:span><text:span text:style-name="T9">‬</text:span>‬<text:span text:style-name="T10">3</text:span><text:span text:style-name="T11"> מִֽי־בָכֶ֣ם מִכָּל־עַמּ֗וֹ יְהִ֤י אֱלֹהָיו֙ עִמּ֔וֹ וְיַ֕עַל לִירוּשָׁלַ֖͏ִם אֲשֶׁ֣ר בִּיהוּדָ֑ה וְיִ֗בֶן אֶת־בֵּ֤ית יְהוָה֙ אֱלֹהֵ֣י יִשְׂרָאֵ֔ל ה֥וּא הָאֱלֹהִ֖ים אֲשֶׁ֥ר בִּירוּשָׁלָֽ͏ִם׃<text:s/></text:span><text:span text:style-name="T12">‬</text:span>‬<text:span text:style-name="T13">4</text:span><text:span text:style-name="T14"> וְכָל־הַנִּשְׁאָ֗ר מִֽכָּל־הַמְּקֹמוֹת֮ אֲשֶׁ֣ר ה֣וּא גָֽר־שָׁם֒ יְנַשְּׂא֙וּהוּ֙ אַנְשֵׁ֣י מְקֹמ֔וֹ בְּכֶ֥סֶף וּבְזָהָ֖ב וּבִרְכ֣וּשׁ וּבִבְהֵמָ֑ה עִם־הַ֨נְּדָבָ֔ה לְבֵ֥ית הָאֱלֹהִ֖ים אֲשֶׁ֥ר בִּירוּשָׁלָֽ͏ִם׃<text:s/></text:span><text:span text:style-name="T15">‬</text:span>‬<text:span text:style-name="T16">5</text:span><text:span text:style-name="T17"> וַיָּק֜וּמוּ רָאשֵׁ֣י הָאָב֗וֹת לִֽיהוּדָה֙ וּבִנְיָמִ֔ן וְהַכֹּהֲנִ֖ים וְהַלְוִיִּ֑ם לְכֹ֨ל הֵעִ֤יר הָאֱלֹהִים֙ אֶת־רוּח֔וֹ לַעֲל֣וֹת לִבְנ֔וֹת אֶת־בֵּ֥ית יְהוָ֖ה אֲשֶׁ֥ר בִּירוּשָׁלָֽ͏ִם׃<text:s/></text:span><text:span text:style-name="T18">‬</text:span>‬<text:span text:style-name="T19">6</text:span><text:span text:style-name="T20"> וְכָל־סְבִיבֹֽתֵיהֶם֙ חִזְּק֣וּ בִֽידֵיהֶ֔ם בִּכְלֵי־כֶ֧סֶף בַּזָּהָ֛ב בָּרְכ֥וּשׁ וּבַבְּהֵמָ֖ה וּבַמִּגְדָּנ֑וֹת לְבַ֖ד עַל־כָּל־הִתְנַדֵּֽב׃</text:span><text:span text:style-name="T21"><text:s/>ס<text:s/></text:span><text:span text:style-name="T22">‬</text:span>‬<text:span text:style-name="T23">7</text:span><text:span text:style-name="T24"> וְהַמֶּ֣לֶךְ כּ֔וֹרֶשׁ הוֹצִ֖יא אֶת־כְּלֵ֣י בֵית־יְהוָ֑ה אֲשֶׁ֨ר הוֹצִ֤יא נְבֽוּכַדְנֶצַּר֙ מִיר֣וּשָׁלִַ֔ם וַֽיִּתְּנֵ֖ם בְּבֵ֥ית אֱלֹהָֽיו׃<text:s/></text:span><text:span text:style-name="T25">‬</text:span>‬<text:span text:style-name="T26">8</text:span><text:span text:style-name="T27"> וַיּֽוֹצִיאֵ֗ם כּ֚וֹרֶשׁ מֶ֣לֶךְ פָּרַ֔ס עַל־יַ֖ד מִתְרְדָ֣ת הַגִּזְבָּ֑ר וַֽיִּסְפְּרֵם֙ לְשֵׁשְׁבַּצַּ֔ר הַנָּשִׂ֖יא לִיהוּדָֽה׃<text:s/></text:span><text:span text:style-name="T28">‬</text:span>‬<text:span text:style-name="T29">9</text:span><text:span text:style-name="T30"> וְאֵ֖לֶּה מִסְפָּרָ֑ם אֲגַרְטְלֵ֨י זָהָ֜ב שְׁלֹשִׁ֗ים אֲגַרְטְלֵי־כֶ֙סֶף֙ אָ֔לֶף מַחֲלָפִ֖ים תִּשְׁעָ֥ה וְעֶשְׂרִֽים׃</text:span><text:span text:style-name="T31"><text:s/>ס<text:s/></text:span><text:span text:style-name="T32">‬</text:span>‬<text:span text:style-name="T33">10</text:span><text:span text:style-name="T34"> כְּפוֹרֵ֤י זָהָב֙ שְׁלֹשִׁ֔ים כְּפ֤וֹרֵי כֶ֙סֶף֙ מִשְׁנִ֔ים אַרְבַּ֥ע מֵא֖וֹת וַעֲשָׂרָ֑ה כֵּלִ֥ים אֲחֵרִ֖ים אָֽלֶף׃</text:span><text:span text:style-name="T35"><text:s/>ס<text:s/></text:span><text:span text:style-name="T36">‬</text:span>‬<text:span text:style-name="T37">11</text:span><text:span text:style-name="T38"> כָּל־כֵּלִים֙ לַזָּהָ֣ב וְלַכֶּ֔סֶף חֲמֵ֥שֶׁת אֲלָפִ֖ים וְאַרְבַּ֣ע מֵא֑וֹת הַכֹּ֞ל הֶעֱלָ֣ה שֵׁשְׁבַּצַּ֗ר עִ֚ם הֵעָל֣וֹת הַגּוֹלָ֔ה מִבָּבֶ֖ל לִירוּשָׁלָֽ͏ִם׃<text:s/></text:span><text:span text:style-name="T39">פ<text:s/></text:span><text:span text:style-name="T40">‬</text:span>‬‬‬‬‬‬‬‬‬‬‬</text:p>
      <text:section text:name="Sect1" text:style-name="S1">
        <text:p text:style-name="P41">Ezra 2</text:p>
        <text:p text:style-name="P42"><text:span text:style-name="T43">1</text:span><text:span text:style-name="T44"> וְאֵ֣לֶּה ׀ בְּנֵ֣י הַמְּדִינָ֗ה הָֽעֹלִים֙ מִשְּׁבִ֣י הַגּוֹלָ֔ה אֲשֶׁ֥ר הֶגְלָ֛ה *נבוכדנצור **נְבוּכַדְנֶצַּ֥ר מֶֽלֶךְ־בָּבֶ֖ל לְבָבֶ֑ל וַיָּשׁ֛וּבוּ לִירוּשָׁלַ֥͏ִם וִֽיהוּדָ֖ה אִ֥ישׁ לְעִירֽוֹ׃<text:s/></text:span><text:span text:style-name="T45">2</text:span><text:span text:style-name="T46"> אֲשֶׁר־בָּ֣אוּ עִם־זְרֻבָּבֶ֗ל יֵשׁ֡וּעַ נְ֠חֶמְיָה שְׂרָיָ֨ה רְֽעֵלָיָ֜ה מָרְדֳּכַ֥י בִּלְשָׁ֛ן מִסְפָּ֥ר בִּגְוַ֖י רְח֣וּם בַּעֲנָ֑ה מִסְפַּ֕ר אַנְשֵׁ֖י עַ֥ם יִשְׂרָאֵֽל׃</text:span><text:span text:style-name="T47"><text:s/>ס<text:s/></text:span><text:span text:style-name="T48">‬</text:span>‬<text:span text:style-name="T49">3</text:span><text:span text:style-name="T50"> בְּנֵ֣י פַרְעֹ֔שׁ אַלְפַּ֕יִם מֵאָ֖ה שִׁבְעִ֥ים וּשְׁנָֽיִם׃</text:span><text:span text:style-name="T51"><text:s/>ס<text:s/></text:span><text:span text:style-name="T52">‬</text:span>‬<text:span text:style-name="T53">4</text:span><text:span text:style-name="T54"> בְּנֵ֣י שְׁפַטְיָ֔ה שְׁלֹ֥שׁ מֵא֖וֹת שִׁבְעִ֥ים וּשְׁנָֽיִם׃</text:span><text:span text:style-name="T55"><text:s/>ס<text:s/></text:span><text:span text:style-name="T56">‬</text:span>‬<text:span text:style-name="T57">5</text:span><text:span text:style-name="T58"> בְּנֵ֣י אָרַ֔ח שְׁבַ֥ע מֵא֖וֹת חֲמִשָּׁ֥ה וְשִׁבְעִֽים׃</text:span><text:span text:style-name="T59"><text:s/>ס<text:s/></text:span><text:span text:style-name="T60">‬</text:span>‬<text:span text:style-name="T61">6</text:span><text:span text:style-name="T62"> בְּנֵֽי־פַחַ֥ת מוֹאָ֛ב לִבְנֵ֥י יֵשׁ֖וּעַ יוֹאָ֑ב אַלְפַּ֕יִם שְׁמֹנֶ֥ה מֵא֖וֹת וּשְׁנֵ֥ים עָשָֽׂר׃</text:span><text:span text:style-name="T63"><text:s/>ס<text:s/></text:span><text:span text:style-name="T64">‬</text:span>‬<text:span text:style-name="T65">7</text:span><text:span text:style-name="T66"> בְּנֵ֣י עֵילָ֔ם אֶ֕לֶף מָאתַ֖יִם חֲמִשִּׁ֥ים וְאַרְבָּעָֽה׃</text:span><text:span text:style-name="T67"><text:s/>ס<text:s/></text:span><text:span text:style-name="T68">‬</text:span>‬<text:span text:style-name="T69">8</text:span><text:span text:style-name="T70"> בְּנֵ֣י זַתּ֔וּא תְּשַׁ֥ע מֵא֖וֹת וְאַרְבָּעִ֥ים וַחֲמִשָּֽׁה׃</text:span><text:span text:style-name="T71"><text:s/>ס<text:s/></text:span><text:span text:style-name="T72">‬</text:span>‬<text:span text:style-name="T73">9</text:span><text:span text:style-name="T74"> בְּנֵ֣י זַכָּ֔י שְׁבַ֥ע מֵא֖וֹת וְשִׁשִּֽׁים׃</text:span><text:span text:style-name="T75"><text:s/>ס<text:s/></text:span><text:span text:style-name="T76">‬</text:span>‬<text:span text:style-name="T77">10</text:span><text:span text:style-name="T78"> בְּנֵ֣י בָנִ֔י שֵׁ֥שׁ מֵא֖וֹת אַרְבָּעִ֥ים וּשְׁנָֽיִם׃</text:span><text:span text:style-name="T79"><text:s/>ס<text:s/></text:span><text:span text:style-name="T80">‬</text:span>‬<text:span text:style-name="T81">11</text:span><text:span text:style-name="T82"> בְּנֵ֣י בֵבָ֔י שֵׁ֥שׁ מֵא֖וֹת עֶשְׂרִ֥ים וּשְׁלֹשָֽׁה׃</text:span><text:span text:style-name="T83"><text:s/>ס<text:s/></text:span><text:span text:style-name="T84">‬</text:span>‬<text:span text:style-name="T85">12</text:span><text:span text:style-name="T86"> בְּנֵ֣י עַזְגָּ֔ד אֶ֕לֶף מָאתַ֖יִם עֶשְׂרִ֥ים וּשְׁנָֽיִם׃</text:span><text:span text:style-name="T87"><text:s/>ס<text:s/></text:span><text:span text:style-name="T88">‬</text:span>‬<text:span text:style-name="T89">13</text:span><text:span text:style-name="T90"> בְּנֵי֙ אֲדֹ֣נִיקָ֔ם שֵׁ֥שׁ מֵא֖וֹת שִׁשִּׁ֥ים וְשִׁשָּֽׁה׃</text:span><text:span text:style-name="T91"><text:s/>ס<text:s/></text:span><text:span text:style-name="T92">‬</text:span>‬<text:span text:style-name="T93">14</text:span><text:span text:style-name="T94"> בְּנֵ֣י בִגְוָ֔י אַלְפַּ֖יִם חֲמִשִּׁ֥ים וְשִׁשָּֽׁה׃</text:span><text:span text:style-name="T95"><text:s/>ס<text:s/></text:span><text:span text:style-name="T96">‬</text:span>‬<text:span text:style-name="T97">15</text:span><text:span text:style-name="T98"> בְּנֵ֣י עָדִ֔ין אַרְבַּ֥ע מֵא֖וֹת חֲמִשִּׁ֥ים וְאַרְבָּעָֽה׃</text:span><text:span text:style-name="T99"><text:s/>ס<text:s/></text:span><text:soft-page-break/><text:span text:style-name="T100">‬</text:span>‬<text:span text:style-name="T101">16</text:span><text:span text:style-name="T102"> בְּנֵֽי־אָטֵ֥ר לִֽיחִזְקִיָּ֖ה תִּשְׁעִ֥ים וּשְׁמֹנָֽה׃</text:span><text:span text:style-name="T103"><text:s/>ס<text:s/></text:span><text:span text:style-name="T104">‬</text:span>‬<text:span text:style-name="T105">17</text:span><text:span text:style-name="T106"> בְּנֵ֣י בֵצָ֔י שְׁלֹ֥שׁ מֵא֖וֹת עֶשְׂרִ֥ים וּשְׁלֹשָֽׁה׃</text:span><text:span text:style-name="T107"><text:s/>ס<text:s/></text:span><text:span text:style-name="T108">‬</text:span>‬<text:span text:style-name="T109">18</text:span><text:span text:style-name="T110"> בְּנֵ֣י יוֹרָ֔ה מֵאָ֖ה וּשְׁנֵ֥ים עָשָֽׂר׃</text:span><text:span text:style-name="T111"><text:s/>ס<text:s/></text:span><text:span text:style-name="T112">‬</text:span>‬<text:span text:style-name="T113">19</text:span><text:span text:style-name="T114"> בְּנֵ֣י חָשֻׁ֔ם מָאתַ֖יִם עֶשְׂרִ֥ים וּשְׁלֹשָֽׁה׃</text:span><text:span text:style-name="T115"><text:s/>ס<text:s/></text:span><text:span text:style-name="T116">‬</text:span>‬<text:span text:style-name="T117">20</text:span><text:span text:style-name="T118"> בְּנֵ֥י גִבָּ֖ר תִּשְׁעִ֥ים וַחֲמִשָּֽׁה׃</text:span><text:span text:style-name="T119"><text:s/>ס<text:s/></text:span><text:span text:style-name="T120">‬</text:span>‬<text:span text:style-name="T121">21</text:span><text:span text:style-name="T122"> בְּנֵ֣י בֵֽית־לָ֔חֶם מֵאָ֖ה עֶשְׂרִ֥ים וּשְׁלֹשָֽׁה׃</text:span><text:span text:style-name="T123"><text:s/>ס<text:s/></text:span><text:span text:style-name="T124">‬</text:span>‬<text:span text:style-name="T125">22</text:span><text:span text:style-name="T126"> אַנְשֵׁ֥י נְטֹפָ֖ה חֲמִשִּׁ֥ים וְשִׁשָּֽׁה׃<text:s/></text:span><text:span text:style-name="T127">‬</text:span>‬<text:span text:style-name="T128">23</text:span><text:span text:style-name="T129"> אַנְשֵׁ֣י עֲנָת֔וֹת מֵאָ֖ה עֶשְׂרִ֥ים וּשְׁמֹנָֽה׃</text:span><text:span text:style-name="T130"><text:s/>ס<text:s/></text:span><text:span text:style-name="T131">‬</text:span>‬<text:span text:style-name="T132">24</text:span><text:span text:style-name="T133"> בְּנֵ֥י עַזְמָ֖וֶת אַרְבָּעִ֥ים וּשְׁנָֽיִם׃</text:span><text:span text:style-name="T134"><text:s/>ס<text:s/></text:span><text:span text:style-name="T135">‬</text:span>‬<text:span text:style-name="T136">25</text:span><text:span text:style-name="T137"> בְּנֵ֨י קִרְיַ֤ת עָרִים֙ כְּפִירָ֣ה וּבְאֵר֔וֹת שְׁבַ֥ע מֵא֖וֹת וְאַרְבָּעִ֥ים וּשְׁלֹשָֽׁה׃</text:span><text:span text:style-name="T138"><text:s/>ס<text:s/></text:span><text:span text:style-name="T139">‬</text:span>‬<text:span text:style-name="T140">26</text:span><text:span text:style-name="T141"> בְּנֵ֤י הָרָמָה֙ וָגָ֔בַע שֵׁ֥שׁ מֵא֖וֹת עֶשְׂרִ֥ים וְאֶחָֽד׃</text:span><text:span text:style-name="T142"><text:s/>ס<text:s/></text:span><text:span text:style-name="T143">‬</text:span>‬<text:span text:style-name="T144">27</text:span><text:span text:style-name="T145"> אַנְשֵׁ֣י מִכְמָ֔ס מֵאָ֖ה עֶשְׂרִ֥ים וּשְׁנָֽיִם׃</text:span><text:span text:style-name="T146"><text:s/>ס<text:s/></text:span><text:span text:style-name="T147">‬</text:span>‬<text:span text:style-name="T148">28</text:span><text:span text:style-name="T149"> אַנְשֵׁ֤י בֵֽית־אֵל֙ וְהָעָ֔י מָאתַ֖יִם עֶשְׂרִ֥ים וּשְׁלֹשָֽׁה׃</text:span><text:span text:style-name="T150"><text:s/>ס<text:s/></text:span><text:span text:style-name="T151">‬</text:span>‬<text:span text:style-name="T152">29</text:span><text:span text:style-name="T153"> בְּנֵ֥י נְב֖וֹ חֲמִשִּׁ֥ים וּשְׁנָֽיִם׃</text:span><text:span text:style-name="T154"><text:s/>ס<text:s/></text:span><text:span text:style-name="T155">‬</text:span>‬<text:span text:style-name="T156">30</text:span><text:span text:style-name="T157"> בְּנֵ֣י מַגְבִּ֔ישׁ מֵאָ֖ה חֲמִשִּׁ֥ים וְשִׁשָּֽׁה׃</text:span><text:span text:style-name="T158"><text:s/>ס<text:s/></text:span><text:span text:style-name="T159">‬</text:span>‬<text:span text:style-name="T160">31</text:span><text:span text:style-name="T161"> בְּנֵי֙ עֵילָ֣ם אַחֵ֔ר אֶ֕לֶף מָאתַ֖יִם חֲמִשִּׁ֥ים וְאַרְבָּעָֽה׃</text:span><text:span text:style-name="T162"><text:s/>ס<text:s/></text:span><text:span text:style-name="T163">‬</text:span>‬<text:span text:style-name="T164">32</text:span><text:span text:style-name="T165"> בְּנֵ֣י חָרִ֔ם שְׁלֹ֥שׁ מֵא֖וֹת וְעֶשְׂרִֽים׃</text:span><text:span text:style-name="T166"><text:s/>ס<text:s/></text:span><text:span text:style-name="T167">‬</text:span>‬<text:span text:style-name="T168">33</text:span><text:span text:style-name="T169"> בְּנֵי־לֹד֙ חָדִ֣יד וְאוֹנ֔וֹ שְׁבַ֥ע מֵא֖וֹת עֶשְׂרִ֥ים וַחֲמִשָּֽׁה׃</text:span><text:span text:style-name="T170"><text:s/>ס<text:s/></text:span><text:span text:style-name="T171">‬</text:span>‬<text:span text:style-name="T172">34</text:span><text:span text:style-name="T173"> בְּנֵ֣י יְרֵח֔וֹ שְׁלֹ֥שׁ מֵא֖וֹת אַרְבָּעִ֥ים וַחֲמִשָּֽׁה׃</text:span><text:span text:style-name="T174"><text:s/>ס<text:s/></text:span><text:span text:style-name="T175">‬</text:span>‬<text:span text:style-name="T176">35</text:span><text:span text:style-name="T177"> בְּנֵ֣י סְנָאָ֔ה שְׁלֹ֣שֶׁת אֲלָפִ֔ים וְשֵׁ֥שׁ מֵא֖וֹת וּשְׁלֹשִֽׁים׃</text:span><text:span text:style-name="T178"><text:s/>ס<text:s/></text:span><text:span text:style-name="T179">‬</text:span>‬<text:span text:style-name="T180">36</text:span><text:span text:style-name="T181"> הַֽכֹּהֲנִ֑ים בְּנֵ֤י יְדַֽעְיָה֙ לְבֵ֣ית יֵשׁ֔וּעַ תְּשַׁ֥ע מֵא֖וֹת שִׁבְעִ֥ים וּשְׁלֹשָֽׁה׃</text:span><text:span text:style-name="T182"><text:s/>ס<text:s/></text:span><text:span text:style-name="T183">‬</text:span>‬<text:span text:style-name="T184">37</text:span><text:span text:style-name="T185"> בְּנֵ֣י אִמֵּ֔ר אֶ֖לֶף חֲמִשִּׁ֥ים וּשְׁנָֽיִם׃</text:span><text:span text:style-name="T186"><text:s/>ס<text:s/></text:span><text:span text:style-name="T187">‬</text:span>‬<text:span text:style-name="T188">38</text:span><text:span text:style-name="T189"> בְּנֵ֣י פַשְׁח֔וּר אֶ֕לֶף מָאתַ֖יִם אַרְבָּעִ֥ים וְשִׁבְעָֽה׃</text:span><text:span text:style-name="T190"><text:s/>ס<text:s/></text:span><text:span text:style-name="T191">‬</text:span>‬<text:span text:style-name="T192">39</text:span><text:span text:style-name="T193"> בְּנֵ֣י חָרִ֔ם אֶ֖לֶף וְשִׁבְעָ֥ה עָשָֽׂר׃</text:span><text:span text:style-name="T194"><text:s/>ס<text:s/></text:span><text:span text:style-name="T195">‬</text:span>‬<text:span text:style-name="T196">40</text:span><text:span text:style-name="T197"> הַלְוִיִּ֑ם בְּנֵי־יֵשׁ֧וּעַ וְקַדְמִיאֵ֛ל לִבְנֵ֥י הוֹדַוְיָ֖ה שִׁבְעִ֥ים וְאַרְבָּעָֽה׃</text:span><text:span text:style-name="T198"><text:s/>ס<text:s/></text:span><text:span text:style-name="T199">‬</text:span>‬<text:span text:style-name="T200">41</text:span><text:span text:style-name="T201"> הַֽמְשֹׁרְרִ֑ים בְּנֵ֣י אָסָ֔ף מֵאָ֖ה עֶשְׂרִ֥ים וּשְׁמֹנָֽה׃<text:s/></text:span><text:span text:style-name="T202">פ<text:s/></text:span><text:span text:style-name="T203">‬</text:span>‬‬‬‬‬‬‬‬‬‬‬‬‬‬‬‬‬‬‬‬‬‬‬‬‬‬‬‬‬‬‬‬‬‬‬‬‬‬‬‬‬</text:p>
        <text:p text:style-name="P204"><text:span text:style-name="T205">42</text:span><text:span text:style-name="T206"> בְּנֵ֣י הַשֹּֽׁעֲרִ֗ים בְּנֵי־שַׁלּ֤וּם בְּנֵֽי־אָטֵר֙ בְּנֵי־טַלְמ֣וֹ</text:span><text:span text:style-name="T207">‬‏ן בְּנֵי־עַקּ֔וּב בְּנֵ֥י חֲטִיטָ֖א בְּנֵ֣י שֹׁבָ֑י הַכֹּ֕ל מֵאָ֖ה שְׁלֹשִׁ֥ים וְתִשְׁעָֽה׃<text:s/></text:span><text:span text:style-name="T208">פ<text:s/></text:span><text:span text:style-name="T209">‬</text:span>‬‬</text:p>
        <text:p text:style-name="P210"><text:span text:style-name="T211">43</text:span><text:span text:style-name="T212"> הַנְּתִינִ֑ים בְּנֵי־צִיחָ֥א בְנֵי־חֲשׂוּפָ֖א בְּנֵ֥י טַבָּעֽוֹת׃<text:s/></text:span><text:span text:style-name="T213">‬</text:span>‬<text:span text:style-name="T214">44</text:span><text:span text:style-name="T215"> בְּנֵי־קֵרֹ֥ס בְּֽנֵי־סִֽיעֲהָ֖א בְּנֵ֥י פָדֽוֹן׃<text:s/></text:span><text:span text:style-name="T216">‬</text:span>‬<text:span text:style-name="T217">45</text:span><text:span text:style-name="T218"> בְּנֵי־לְבָנָ֥ה בְנֵי־חֲגָבָ֖ה בְּנֵ֥י עַקּֽוּב׃<text:s/></text:span><text:span text:style-name="T219">‬</text:span>‬<text:span text:style-name="T220">46</text:span><text:span text:style-name="T221"> בְּנֵי־חָגָ֥ב בְּנֵי־*שמלי **שַׁלְמַ֖י בְּנֵ֥י חָנָֽן׃<text:s/></text:span><text:span text:style-name="T222">‬</text:span>‬<text:span text:style-name="T223">47</text:span><text:span text:style-name="T224"> בְּנֵי־גִדֵּ֥ל בְּנֵי־גַ֖חַר בְּנֵ֥י רְאָיָֽה׃<text:s/></text:span><text:span text:style-name="T225">‬</text:span>‬<text:span text:style-name="T226">48</text:span><text:span text:style-name="T227"> בְּנֵי־רְצִ֥ין בְּנֵי־נְקוֹדָ֖א בְּנֵ֥י גַזָּֽם׃<text:s/></text:span><text:span text:style-name="T228">‬</text:span>‬<text:span text:style-name="T229">49</text:span><text:span text:style-name="T230"> בְּנֵי־עֻזָּ֥א בְנֵי־פָסֵ֖חַ בְּנֵ֥י בֵסָֽי׃<text:s/></text:span><text:span text:style-name="T231">‬</text:span>‬<text:span text:style-name="T232">50</text:span><text:span text:style-name="T233"> בְּנֵי־אַסְנָ֥ה בְנֵי־*מעינים **מְעוּנִ֖ים בְּנֵ֥י *נפיסים **נְפוּסִֽים׃<text:s/></text:span><text:span text:style-name="T234">‬</text:span>‬<text:span text:style-name="T235">51</text:span><text:span text:style-name="T236"> בְּנֵי־בַקְבּ֥וּק בְּנֵי־חֲקוּפָ֖א בְּנֵ֥י חַרְחֽוּר׃<text:s/></text:span><text:span text:style-name="T237">‬</text:span>‬<text:span text:style-name="T238">52</text:span><text:span text:style-name="T239"> בְּנֵי־בַצְל֥וּת בְּנֵי־מְחִידָ֖א בְּנֵ֥י חַרְשָֽׁא׃<text:s/></text:span><text:span text:style-name="T240">‬</text:span>‬<text:span text:style-name="T241">53</text:span><text:span text:style-name="T242"> בְּנֵי־בַרְק֥וֹס בְּֽנֵי־סִֽיסְרָ֖א בְּנֵי־תָֽמַח׃<text:s/></text:span><text:span text:style-name="T243">‬</text:span>‬<text:span text:style-name="T244">54</text:span><text:span text:style-name="T245"> בְּנֵ֥י נְצִ֖יחַ בְּנֵ֥י חֲטִיפָֽא׃<text:s/></text:span><text:span text:style-name="T246">‬</text:span>‬<text:span text:style-name="T247">55</text:span><text:span text:style-name="T248"> בְּנֵ֖י עַבְדֵ֣י שְׁלֹמֹ֑ה בְּנֵי־סֹטַ֥י בְּנֵי־הַסֹּפֶ֖רֶת בְּנֵ֥י פְרוּדָֽא׃<text:s/></text:span><text:span text:style-name="T249">‬</text:span>‬<text:span text:style-name="T250">56</text:span><text:span text:style-name="T251"> בְּנֵי־יַעְלָ֥ה בְנֵי־דַרְק֖וֹן בְּנֵ֥י גִדֵּֽל׃<text:s/></text:span><text:span text:style-name="T252">‬</text:span>‬<text:span text:style-name="T253">57</text:span><text:span text:style-name="T254"> בְּנֵ֧י שְׁפַטְיָ֣ה בְנֵֽי־חַטִּ֗יל בְּנֵ֛י פֹּכֶ֥רֶת הַצְּבָיִ֖ים בְּנֵ֥י אָמִֽי׃<text:s/></text:span><text:span text:style-name="T255">‬</text:span>‬<text:span text:style-name="T256">58</text:span><text:span text:style-name="T257"> כָּ֨ל־הַנְּתִינִ֔ים וּבְנֵ֖י עַבְדֵ֣י שְׁלֹמֹ֑ה שְׁלֹ֥שׁ מֵא֖וֹת תִּשְׁעִ֥ים וּשְׁנָֽיִם׃</text:span><text:span text:style-name="T258"><text:s/>ס<text:s/></text:span><text:span text:style-name="T259">‬</text:span>‬<text:span text:style-name="T260">59</text:span><text:span text:style-name="T261"> וְאֵ֗לֶּה הָֽעֹלִים֙ מִתֵּ֥ל מֶ֙לַח֙ תֵּ֣ל חַרְשָׁ֔א כְּר֥וּב אַדָּ֖ן אִמֵּ֑ר וְלֹ֣א יָֽכְל֗וּ לְהַגִּ֤יד בֵּית־אֲבוֹתָם֙ וְזַרְעָ֔ם אִ֥ם מִיִּשְׂרָאֵ֖ל הֵֽם׃<text:s/></text:span><text:span text:style-name="T262">‬</text:span>‬<text:span text:style-name="T263">60</text:span><text:span text:style-name="T264"> בְּנֵי־דְלָיָ֥ה בְנֵי־טוֹבִיָּ֖ה בְּנֵ֣י נְקוֹדָ֑א שֵׁ֥שׁ מֵא֖וֹת חֲמִשִּׁ֥ים וּשְׁנָֽיִם׃</text:span><text:span text:style-name="T265"><text:s/>ס<text:s/></text:span><text:span text:style-name="T266">‬</text:span>‬<text:span text:style-name="T267">61</text:span><text:span text:style-name="T268"> וּמִבְּנֵי֙ הַכֹּ֣הֲנִ֔ים בְּנֵ֥י חֳבַיָּ֖ה בְּנֵ֣י הַקּ֑וֹץ בְּנֵ֣י בַרְזִלַּ֗י אֲשֶׁ֣ר לָ֠קַח מִבְּנ֞וֹת בַּרְזִלַּ֤י הַגִּלְעָדִי֙ אִשָּׁ֔ה וַיִּקָּרֵ֖א עַל־שְׁמָֽם׃<text:s/></text:span><text:span text:style-name="T269">‬</text:span>‬<text:span text:style-name="T270">62</text:span><text:span text:style-name="T271"> אֵ֗לֶּה בִּקְשׁ֧וּ כְתָבָ֛ם הַמִּתְיַחְשִׂ֖ים וְלֹ֣א נִמְצָ֑אוּ וַֽיְגֹאֲל֖וּ מִן־הַכְּהֻנָּֽה׃<text:s/></text:span><text:span text:style-name="T272">‬</text:span>‬<text:span text:style-name="T273">63</text:span><text:span text:style-name="T274"> וַיֹּ֤אמֶר הַתִּרְשָׁ֙תָא֙ לָהֶ֔ם אֲשֶׁ֥ר לֹא־יֹאכְל֖וּ מִקֹּ֣דֶשׁ הַקֳּדָשִׁ֑ים עַ֛ד עֲמֹ֥ד כֹּהֵ֖ן לְאוּרִ֥ים וּלְתֻמִּֽים׃<text:s/></text:span><text:span text:style-name="T275">‬</text:span>‬<text:span text:style-name="T276">64</text:span><text:span text:style-name="T277"> כָּל־הַקָּהָ֖ל כְּאֶחָ֑ד אַרְבַּ֣ע רִבּ֔וֹא אַלְפַּ֖יִם שְׁלֹשׁ־מֵא֥וֹת שִׁשִּֽׁים׃<text:s/></text:span><text:span text:style-name="T278">‬</text:span>‬<text:span text:style-name="T279">65</text:span><text:span text:style-name="T280"> מִ֠לְּבַד עַבְדֵיהֶ֤ם וְאַמְהֹֽתֵיהֶם֙<text:s/></text:span><text:soft-page-break/><text:span text:style-name="T281">אֵ֔לֶּה שִׁבְעַ֣ת אֲלָפִ֔ים שְׁלֹ֥שׁ מֵא֖וֹת שְׁלֹשִׁ֣ים וְשִׁבְעָ֑ה וְלָהֶ֛ם מְשֹׁרְרִ֥ים וּֽמְשֹׁרְר֖וֹת מָאתָֽיִם׃<text:s/></text:span><text:span text:style-name="T282">‬</text:span>‬<text:span text:style-name="T283">66</text:span><text:span text:style-name="T284"> סוּסֵיהֶ֕ם שְׁבַ֥ע מֵא֖וֹת שְׁלֹשִׁ֣ים וְשִׁשָּׁ֑ה פִּרְדֵיהֶ֕ם מָאתַ֖יִם אַרְבָּעִ֥ים וַחֲמִשָּֽׁה׃<text:s/></text:span><text:span text:style-name="T285">‬</text:span>‬<text:span text:style-name="T286">67</text:span><text:span text:style-name="T287"> גְּמַ֨לֵּיהֶ֔ם אַרְבַּ֥ע מֵא֖וֹת שְׁלֹשִׁ֣ים וַחֲמִשָּׁ֑ה חֲמֹרִ֕ים שֵׁ֣שֶׁת אֲלָפִ֔ים שְׁבַ֥ע מֵא֖וֹת וְעֶשְׂרִֽים׃<text:s/></text:span><text:span text:style-name="T288">פ<text:s/></text:span><text:span text:style-name="T289">‬</text:span>‬‬‬‬‬‬‬‬‬‬‬‬‬‬‬‬‬‬‬‬‬‬‬‬‬‬</text:p>
        <text:p text:style-name="P290"><text:span text:style-name="T291">68</text:span><text:span text:style-name="T292"> וּמֵרָאשֵׁי֙ הָֽאָב֔וֹת בְּבוֹאָ֕ם לְבֵ֥ית יְהוָ֖ה אֲשֶׁ֣ר בִּירוּשָׁלָ֑͏ִם הִֽתְנַדְּבוּ֙ לְבֵ֣ית הָֽאֱלֹהִ֔ים לְהַעֲמִיד֖וֹ עַל־מְכוֹנֽוֹ׃<text:s/></text:span><text:span text:style-name="T293">‬</text:span>‬<text:span text:style-name="T294">69</text:span><text:span text:style-name="T295"> כְּכֹחָ֗ם נָתְנוּ֮ לְאוֹצַ֣ר הַמְּלָאכָה֒ זָהָ֗ב דַּרְכְּמוֹנִים֙ שֵׁשׁ־רִבֹּ֣אות וָאֶ֔לֶף ס וְכֶ֕סֶף מָנִ֖ים חֲמֵ֣שֶׁת אֲלָפִ֑ים וְכָתְנֹ֥ת כֹּהֲנִ֖ים מֵאָֽה׃</text:span><text:span text:style-name="T296"><text:s/>ס<text:s/></text:span><text:span text:style-name="T297">‬</text:span>‬<text:span text:style-name="T298">70</text:span><text:span text:style-name="T299"> וַיֵּשְׁב֣וּ הַכֹּהֲנִ֣ים וְ֠הַלְוִיִּם וּֽמִן־הָעָ֞ם וְהַמְשֹׁרְרִ֧ים וְהַשּׁוֹעֲרִ֛ים וְהַנְּתִינִ֖ים בְּעָרֵיהֶ֑ם וְכָל־יִשְׂרָאֵ֖ל בְּעָרֵיהֶֽם׃</text:span><text:span text:style-name="T300"><text:s/>ס<text:s/></text:span><text:span text:style-name="T301">‬</text:span>‬‬‬‬</text:p>
      </text:section>
      <text:section text:name="Sect2" text:style-name="S2">
        <text:p text:style-name="P302">Ezra 3</text:p>
        <text:p text:style-name="P303"><text:span text:style-name="T304">1</text:span><text:span text:style-name="T305"> וַיִּגַּע֙ הַחֹ֣דֶשׁ הַשְּׁבִיעִ֔י וּבְנֵ֥י יִשְׂרָאֵ֖ל בֶּעָרִ֑ים ס וַיֵּאָסְפ֥וּ הָעָ֛ם כְּאִ֥ישׁ אֶחָ֖ד אֶל־יְרוּשָׁלָֽ͏ִם׃</text:span><text:span text:style-name="T306"><text:s/>ס<text:s/></text:span><text:span text:style-name="T307">‬</text:span>‬‬<text:span text:style-name="T308">2</text:span><text:span text:style-name="T309"> וַיָּקָם֩ יֵשׁ֨וּעַ בֶּן־יֽוֹצָדָ֜ק וְאֶחָ֣יו הַכֹּהֲנִ֗ים וּזְרֻבָּבֶ֤ל בֶּן־שְׁאַלְתִּיאֵל֙ וְאֶחָ֔יו וַיִּבְנ֕וּ אֶת־מִזְבַּ֖ח אֱלֹהֵ֣י יִשְׂרָאֵ֑ל לְהַעֲל֤וֹת עָלָיו֙ עֹל֔וֹת כַּכָּת֕וּב בְּתוֹרַ֖ת מֹשֶׁ֥ה אִישׁ־הָאֱלֹהִֽים׃<text:s/></text:span><text:span text:style-name="T310">‬</text:span>‬<text:span text:style-name="T311">3</text:span><text:span text:style-name="T312"> וַיָּכִ֤ינוּ הַמִּזְבֵּ֙חַ֙ עַל־מְכ֣וֹנֹתָ֔יו כִּ֚י בְּאֵימָ֣ה עֲלֵיהֶ֔ם מֵעַמֵּ֖י הָאֲרָצ֑וֹת *ויעל **וַיַּעֲלֻ֨ו</text:span><text:span text:style-name="T313">‬‏ עָלָ֤יו עֹלוֹת֙ לַֽיהוָ֔ה עֹל֖וֹת לַבֹּ֥קֶר וְלָעָֽרֶב׃<text:s/></text:span><text:span text:style-name="T314">‬</text:span>‬<text:span text:style-name="T315">4</text:span><text:span text:style-name="T316"> וֽ͏ַיַּעֲשׂ֛וּ אֶת־חַ֥ג הַסֻּכּ֖וֹת כַּכָּת֑וּב וְעֹלַ֨ת י֤וֹם בְּיוֹם֙ בְּמִסְפָּ֔ר כְּמִשְׁפַּ֖ט דְּבַר־י֥וֹם בְּיוֹמֽוֹ׃<text:s/></text:span><text:span text:style-name="T317">‬</text:span>‬<text:span text:style-name="T318">5</text:span><text:span text:style-name="T319"> וְאַחֲרֵיכֵ֞ן עֹלַ֤ת תָּמִיד֙ וְלֶ֣חֳדָשִׁ֔ים וּלְכָל־מוֹעֲדֵ֥י יְהוָ֖ה הַמְקֻדָּשִׁ֑ים וּלְכֹ֛ל מִתְנַדֵּ֥ב נְדָבָ֖ה לַיהוָֽה׃<text:s/></text:span><text:span text:style-name="T320">‬</text:span>‬<text:span text:style-name="T321">6</text:span><text:span text:style-name="T322"> מִיּ֤וֹם אֶחָד֙ לַחֹ֣דֶשׁ הַשְּׁבִיעִ֔י הֵחֵ֕לּוּ לְהַעֲל֥וֹת עֹל֖וֹת לַיהוָ֑ה וְהֵיכַ֥ל יְהוָ֖ה לֹ֥א יֻסָּֽד׃<text:s/></text:span><text:span text:style-name="T323">‬</text:span>‬<text:span text:style-name="T324">7</text:span><text:span text:style-name="T325"> וַיִּ֨תְּנוּ־כֶ֔סֶף לַחֹצְבִ֖ים וְלֶחָרָשִׁ֑ים וּמַאֲכָ֨ל וּמִשְׁתֶּ֜ה וָשֶׁ֗מֶן לַצִּֽדֹנִים֙ וְלַצֹּרִ֔ים לְהָבִיא֩ עֲצֵ֨י אֲרָזִ֤ים מִן־הַלְּבָנוֹן֙ אֶל־יָ֣ם יָפ֔וֹא כְּרִשְׁי֛וֹן כּ֥וֹרֶשׁ מֶֽלֶךְ־פָּרַ֖ס עֲלֵיהֶֽם׃<text:s/></text:span><text:span text:style-name="T326">פ<text:s/></text:span><text:span text:style-name="T327">‬</text:span>‬‬‬‬‬‬‬</text:p>
        <text:p text:style-name="P328"><text:span text:style-name="T329">8</text:span><text:span text:style-name="T330"> וּבַשָּׁנָ֣ה הַשֵּׁנִ֗ית לְבוֹאָ֞ם אֶל־בֵּ֤ית הָֽאֱלֹהִים֙ לִיר֣וּשָׁלִַ֔ם בַּחֹ֖דֶשׁ הַשֵּׁנִ֑י הֵחֵ֡לּוּ זְרֻבָּבֶ֣ל בֶּן־שְׁ֠אַלְתִּיאֵל וְיֵשׁ֨וּעַ בֶּן־יֽוֹצָדָ֜ק וּשְׁאָ֥ר אֲחֵיהֶ֣ם ׀ הַכֹּהֲנִ֣ים וְהַלְוִיִּ֗ם וְכָל־הַבָּאִים֙ מֵהַשְּׁבִ֣י יְרֽוּשָׁלִַ֔ם וַיַּעֲמִ֣ידוּ אֶת־הַלְוִיִּ֗ם מִבֶּ֨ן עֶשְׂרִ֤ים שָׁנָה֙ וָמַ֔עְלָה לְנַצֵּ֖חַ עַל־מְלֶ֥אכֶת בֵּית־יְהוָֽה׃<text:s/></text:span><text:span text:style-name="T331">פ<text:s/></text:span><text:span text:style-name="T332">‬</text:span>‬‬</text:p>
        <text:p text:style-name="P333"><text:span text:style-name="T334">9</text:span><text:span text:style-name="T335"> וַיַּעֲמֹ֣ד יֵשׁ֡וּעַ בָּנָ֣יו וְ֠אֶחָיו קַדְמִיאֵ֨ל וּבָנָ֤יו בְּנֵֽי־יְהוּדָה֙ כְּאֶחָ֔ד לְנַצֵּ֛חַ עַל־עֹשֵׂ֥ה הַמְּלָאכָ֖ה בְּבֵ֣ית הָאֱלֹהִ֑ים ס בְּנֵי֙ חֵֽנָדָ֔ד בְּנֵיהֶ֥ם וַאֲחֵיהֶ֖ם הַלְוִיִּֽם׃<text:s/></text:span><text:span text:style-name="T336">‬</text:span>‬<text:span text:style-name="T337">10</text:span><text:span text:style-name="T338"> וְיִסְּד֥וּ הַבֹּנִ֖ים אֶת־הֵיכַ֣ל יְהוָ֑ה וַיַּעֲמִידוּ֩ הַכֹּהֲנִ֨ים מְלֻבָּשִׁ֜ים בַּחֲצֹֽצְר֗וֹת וְהַלְוִיִּ֤ם בְּנֵֽי־אָסָף֙ בַּֽמְצִלְתַּ֔יִם לְהַלֵּל֙ אֶת־יְהוָ֔ה עַל־יְדֵ֖י דָּוִ֥יד מֶֽלֶךְ־יִשְׂרָאֵֽל׃<text:s/></text:span><text:span text:style-name="T339">‬</text:span>‬<text:span text:style-name="T340">11</text:span><text:span text:style-name="T341"> וֽ͏ַ֠יַּעֲנוּ בְּהַלֵּ֨ל וּבְהוֹדֹ֤ת לַֽיהוָה֙ כִּ֣י ט֔וֹב כִּֽי־לְעוֹלָ֥ם חַסְדּ֖וֹ עַל־יִשְׂרָאֵ֑ל וְכָל־הָעָ֡ם<text:s/></text:span><text:soft-page-break/><text:span text:style-name="T342">הֵרִיעוּ֩ תְרוּעָ֨ה גְדוֹלָ֤ה בְהַלֵּל֙ לַֽיהוָ֔ה עַ֖ל הוּסַ֥ד בֵּית־יְהוָֽה׃</text:span><text:span text:style-name="T343"><text:s/>ס<text:s/></text:span><text:span text:style-name="T344">‬</text:span>‬<text:span text:style-name="T345">12</text:span><text:span text:style-name="T346"> וְרַבִּ֡ים מֵהַכֹּהֲנִ֣ים וְהַלְוִיִּם֩ וְרָאשֵׁ֨י הָאָב֜וֹת הַזְּקֵנִ֗ים אֲשֶׁ֨ר רָא֜וּ אֶת־הַבַּ֤יִת הָֽרִאשׁוֹן֙ בְּיָסְד֔וֹ זֶ֤ה הַבַּ֙יִת֙ בְּעֵ֣ינֵיהֶ֔ם בֹּכִ֖ים בְּק֣וֹל גָּד֑וֹל וְרַבִּ֛ים בִּתְרוּעָ֥ה בְשִׂמְחָ֖ה לְהָרִ֥ים קֽוֹל׃<text:s/></text:span><text:span text:style-name="T347">‬</text:span>‬<text:span text:style-name="T348">13</text:span><text:span text:style-name="T349"> וְאֵ֣ין הָעָ֗ם מַכִּירִים֙ ק֚וֹל תְּרוּעַ֣ת הַשִּׂמְחָ֔ה לְק֖וֹל בְּכִ֣י הָעָ֑ם כִּ֣י הָעָ֗ם מְרִיעִים֙ תְּרוּעָ֣ה גְדוֹלָ֔ה וְהַקּ֥וֹל נִשְׁמַ֖ע עַד־לְמֵרָחֽוֹק׃<text:s/></text:span><text:span text:style-name="T350">פ<text:s/></text:span><text:span text:style-name="T351">‬</text:span>‬‬‬‬‬‬</text:p>
      </text:section>
      <text:section text:name="Sect3" text:style-name="S3">
        <text:p text:style-name="P352">Ezra 4</text:p>
        <text:p text:style-name="P353"><text:span text:style-name="T354">1</text:span><text:span text:style-name="T355"> וַֽיִּשְׁמְע֔וּ צָרֵ֥י יְהוּדָ֖ה וּבִנְיָמִ֑ן כִּֽי־בְנֵ֤י הַגּוֹלָה֙ בּוֹנִ֣ים הֵיכָ֔ל לַיהוָ֖ה אֱלֹהֵ֥י יִשְׂרָאֵֽל׃<text:s/></text:span><text:span text:style-name="T356">2</text:span><text:span text:style-name="T357"> וַיִּגְּשׁ֨וּ אֶל־זְרֻבָּבֶ֜ל וְאֶל־רָאשֵׁ֣י הֽ͏ָאָב֗וֹת וַיֹּאמְר֤וּ לָהֶם֙ נִבְנֶ֣ה עִמָּכֶ֔ם כִּ֣י כָכֶ֔ם נִדְר֖וֹשׁ לֽ͏ֵאלֹהֵיכֶ֑ם *ולא **וְל֣וֹ ׀ אֲנַ֣חְנוּ זֹבְחִ֗ים מִימֵי֙ אֵסַ֤ר חַדֹּן֙ מֶ֣לֶךְ אַשּׁ֔וּר הַמַּעֲלֶ֥ה אֹתָ֖נוּ פֹּֽה׃<text:s/></text:span><text:span text:style-name="T358">‬</text:span>‬<text:span text:style-name="T359">3</text:span><text:span text:style-name="T360"> וַיֹּאמֶר֩ לָהֶ֨ם זְרֻבָּבֶ֜ל וְיֵשׁ֗וּעַ וּשְׁאָ֨ר רָאשֵׁ֤י הָֽאָבוֹת֙ לְיִשְׂרָאֵ֔ל לֹֽא־לָכֶ֣ם וָלָ֔נוּ לִבְנ֥וֹת בַּ֖יִת לֵאלֹהֵ֑ינוּ כִּי֩ אֲנַ֨חְנוּ יַ֜חַד נִבְנֶ֗ה לַֽיהוָה֙ אֱלֹהֵ֣י יִשְׂרָאֵ֔ל כַּאֲשֶׁ֣ר צִוָּ֔נוּ הַמֶּ֖לֶךְ כּ֥וֹרֶשׁ מֶֽלֶךְ־פָּרָֽס׃<text:s/></text:span><text:span text:style-name="T361">‬</text:span>‬<text:span text:style-name="T362">4</text:span><text:span text:style-name="T363"> וַיְהִי֙ עַם־הָאָ֔רֶץ מְרַפִּ֖ים יְדֵ֣י עַם־יְהוּדָ֑ה *ומבלהים **וּֽמְבַהֲלִ֥ים אוֹתָ֖ם לִבְנֽוֹת׃<text:s/></text:span><text:span text:style-name="T364">‬</text:span>‬<text:span text:style-name="T365">5</text:span><text:span text:style-name="T366"> וְסֹכְרִ֧ים עֲלֵיהֶ֛ם יוֹעֲצִ֖ים לְהָפֵ֣ר עֲצָתָ֑ם כָּל־יְמֵ֗י כּ֚וֹרֶשׁ מֶ֣לֶךְ פָּרַ֔ס וְעַד־מַלְכ֖וּת דָּרְיָ֥וֶשׁ מֶֽלֶךְ־פָּרָֽס׃<text:s/></text:span><text:span text:style-name="T367">‬</text:span>‬<text:span text:style-name="T368">6</text:span><text:span text:style-name="T369"> וּבְמַלְכוּת֙ אֲחַשְׁוֵר֔וֹשׁ בִּתְחִלַּ֖ת מַלְכוּת֑וֹ כָּתְב֣וּ שִׂטְנָ֔ה עַל־יֹשְׁבֵ֥י יְהוּדָ֖ה וִירוּשָׁלָֽ͏ִם׃</text:span><text:span text:style-name="T370"><text:s/>ס<text:s/></text:span><text:span text:style-name="T371">‬</text:span>‬<text:span text:style-name="T372">7</text:span><text:span text:style-name="T373"> וּבִימֵ֣י אַרְתַּחְשַׁ֗שְׂתָּא כָּתַ֨ב בִּשְׁלָ֜ם מִתְרְדָ֤ת טָֽבְאֵל֙ וּשְׁאָ֣ר *כנותו **כְּנָוֺתָ֔יו עַל־*ארתחששתא **אַרְתַּחְשַׁ֖שְׂתְּ מֶ֣לֶךְ פָּרָ֑ס וּכְתָב֙ הַֽנִּשְׁתְּוָ֔ן כָּת֥וּב אֲרָמִ֖ית וּמְתֻרְגָּ֥ם אֲרָמִֽית׃<text:s/></text:span><text:span text:style-name="T374">פ<text:s/></text:span><text:span text:style-name="T375">‬</text:span>‬‬‬‬‬‬‬</text:p>
        <text:p text:style-name="P376"><text:span text:style-name="T377">8</text:span><text:span text:style-name="T378"> רְח֣וּם בְּעֵל־טְעֵ֗ם וְשִׁמְשַׁי֙ סָֽפְרָ֔א כְּתַ֛בוּ אִגְּרָ֥ה חֲדָ֖ה עַל־יְרוּשְׁלֶ֑ם לְאַרְתַּחְשַׁ֥שְׂתְּא מַלְכָּ֖א כְּנֵֽמָא׃<text:s/></text:span><text:span text:style-name="T379">‬</text:span>‬<text:span text:style-name="T380">9</text:span><text:span text:style-name="T381"> אֱדַ֜יִן רְח֣וּם בְּעֵל־טְעֵ֗ם וְשִׁמְשַׁי֙ סָֽפְרָ֔א וּשְׁאָ֖ר כְּנָוָתְה֑וֹן דִּ֠ינָיֵא וַאֲפַרְסַתְכָיֵ֞א טַרְפְּלָיֵ֣א אֲפָֽרְסָיֵ֗א *ארכוי **אַרְכְּוָיֵ֤א בָבְלָיֵא֙ שֽׁוּשַׁנְכָיֵ֔א *דהוא **דֶּהָיֵ֖א עֵלְמָיֵֽא׃<text:s/></text:span><text:span text:style-name="T382">‬</text:span>‬<text:span text:style-name="T383">10</text:span><text:span text:style-name="T384"> וּשְׁאָ֣ר אֻמַּיָּ֗א דִּ֤י הַגְלִי֙ אָסְנַפַּר֙ רַבָּ֣א וְיַקִּירָ֔א וְהוֹתֵ֣ב הִמּ֔וֹ בְּקִרְיָ֖ה דִּ֣י שָׁמְרָ֑יִן וּשְׁאָ֥ר עֲבַֽר־נַהֲרָ֖ה וּכְעֶֽנֶת׃<text:s/></text:span><text:span text:style-name="T385">‬</text:span>‬<text:span text:style-name="T386">11</text:span><text:span text:style-name="T387"> דְּנָה֙ פַּרְשֶׁ֣גֶן אִגַּרְתָּ֔א דִּ֚י שְׁלַ֣חוּ עֲל֔וֹהִי עַל־*ארתחששתא **אַרְתַּחְשַׁ֖שְׂתְּ מַלְכָּ֑א עַבְדָ֛יךְ אֱנָ֥שׁ עֲבַֽר־נַהֲרָ֖ה וּכְעֶֽנֶת׃<text:s/></text:span><text:span text:style-name="T388">פ<text:s/></text:span><text:span text:style-name="T389">‬</text:span>‬‬‬‬‬</text:p>
        <text:p text:style-name="P390"><text:span text:style-name="T391">12</text:span><text:span text:style-name="T392"> יְדִ֙יעַ֙ לֶהֱוֵ֣א לְמַלְכָּ֔א דִּ֣י יְהוּדָיֵ֗א דִּ֤י סְלִ֙קוּ֙ מִן־לְוָתָ֔ךְ עֲלֶ֥ינָא אֲת֖וֹ לִירוּשְׁלֶ֑ם קִרְיְתָ֨א מָֽרָדְתָּ֤א *ובאישתא **וּבִֽישְׁתָּא֙ בָּנַ֔יִן *ושורי **וְשׁוּרַיָּ֣א *אשכללו **שַׁכְלִ֔ילוּ וְאֻשַּׁיָּ֖א יַחִֽיטוּ׃<text:s/></text:span><text:span text:style-name="T393">‬</text:span>‬<text:span text:style-name="T394">13</text:span><text:span text:style-name="T395"> כְּעַ֗ן יְדִ֙יעַ֙ לֶהֱוֵ֣א לְמַלְכָּ֔א דִּ֠י הֵ֣ן קִרְיְתָ֥א דָךְ֙ תִּתְבְּנֵ֔א וְשׁוּרַיָּ֖ה יִֽשְׁתַּכְלְל֑וּן מִנְדָּֽה־בְל֤וֹ וַהֲלָךְ֙ לָ֣א יִנְתְּנ֔וּן וְאַפְּתֹ֥ם מַלְכִ֖ים תְּהַנְזִֽק׃<text:s/></text:span><text:span text:style-name="T396">‬</text:span>‬<text:span text:style-name="T397">14</text:span><text:span text:style-name="T398"> כְּעַ֗ן כָּל־קֳבֵל֙ דִּֽי־מְלַ֤ח הֵֽיכְלָא֙ מְלַ֔חְנָא וְעַרְוַ֣ת מַלְכָּ֔א לָ֥א אֲ‍ֽרִֽיךְ</text:span><text:span text:style-name="T399">‬‏ לַ֖נָא לְמֶֽחֱזֵ֑א עַ֨ל־דְּנָ֔ה שְׁלַ֖חְנָא וְהוֹדַ֥עְנָא לְמַלְכָּֽא׃<text:s/></text:span><text:span text:style-name="T400">‬</text:span>‬<text:span text:style-name="T401">15</text:span><text:span text:style-name="T402"> דִּ֡י יְבַקַּר֩ בִּֽסְפַר־דָּכְרָ֨נַיָּ֜א דִּ֣י אֲבָהָתָ֗ךְ וּ֠תְהַשְׁכַּח בִּסְפַ֣ר דָּכְרָנַיָּא֮<text:s/></text:span><text:soft-page-break/><text:span text:style-name="T403">וְתִנְדַּע֒ דִּי֩ קִרְיְתָ֨א דָ֜ךְ קִרְיָ֣א מָֽרָדָ֗א וּֽמְהַנְזְקַ֤ת מַלְכִין֙ וּמְדִנָ֔ן וְאֶשְׁתַּדּוּר֙ עָבְדִ֣ין בְּגַוַּ֔הּ מִן־יוֹמָ֖ת עָלְמָ֑א עַ֨ל־דְּנָ֔ה קִרְיְתָ֥א דָ֖ךְ הָֽחָרְבַֽת׃<text:s/></text:span><text:span text:style-name="T404">‬</text:span>‬<text:span text:style-name="T405">16</text:span><text:span text:style-name="T406"> מְהוֹדְעִ֤ין אֲנַ֙חְנָה֙ לְמַלְכָּ֔א דִּ֠י הֵ֣ן קִרְיְתָ֥א דָךְ֙ תִּתְבְּנֵ֔א וְשׁוּרַיָּ֖ה יִֽשְׁתַּכְלְל֑וּן לָקֳבֵ֣ל דְּנָ֔ה חֲלָק֙ בַּעֲבַ֣ר נַהֲרָ֔א לָ֥א אִיתַ֖י לָֽךְ׃<text:s/></text:span><text:span text:style-name="T407">פ<text:s/></text:span><text:span text:style-name="T408">‬</text:span>‬‬‬‬‬‬</text:p>
        <text:p text:style-name="P409"><text:span text:style-name="T410">17</text:span><text:span text:style-name="T411"> פִּתְגָמָ֞א שְׁלַ֣ח מַלְכָּ֗א עַל־רְח֤וּם בְּעֵל־טְעֵם֙ וְשִׁמְשַׁ֣י סָֽפְרָ֔א וּשְׁאָר֙ כְּנָוָ֣תְה֔וֹן דִּ֥י יָתְבִ֖ין בְּשָֽׁמְרָ֑יִן וּשְׁאָ֧ר עֲבַֽר־נַהֲרָ֛ה שְׁלָ֖ם וּכְעֶֽת׃</text:span><text:span text:style-name="T412"><text:s/>ס<text:s/></text:span><text:span text:style-name="T413">‬</text:span>‬<text:span text:style-name="T414">18</text:span><text:span text:style-name="T415"> נִשְׁתְּוָנָ֕א דִּ֥י שְׁלַחְתּ֖וּן עֲלֶ֑ינָא מְפָרַ֥שׁ קֱרִ֖י קָדָמָֽי׃<text:s/></text:span><text:span text:style-name="T416">‬</text:span>‬<text:span text:style-name="T417">19</text:span><text:span text:style-name="T418"> וּמִנִּי֮ שִׂ֣ים טְעֵם֒ וּבַקַּ֣רוּ וְהַשְׁכַּ֔חוּ דִּ֚י קִרְיְתָ֣א דָ֔ךְ מִן־יוֹמָת֙ עֽ͏ָלְמָ֔א עַל־מַלְכִ֖ין מִֽתְנַשְּׂאָ֑ה וּמְרַ֥ד וְאֶשְׁתַּדּ֖וּר מִתְעֲבֶד־בַּֽהּ׃<text:s/></text:span><text:span text:style-name="T419">‬</text:span>‬<text:span text:style-name="T420">20</text:span><text:span text:style-name="T421"> וּמַלְכִ֣ין תַּקִּיפִ֗ין הֲווֹ֙ עַל־יְר֣וּשְׁלֶ֔ם וְשַׁ֨לִּיטִ֔ין בְּכֹ֖ל עֲבַ֣ר נַהֲרָ֑ה וּמִדָּ֥ה בְל֛וֹ וַהֲלָ֖ךְ מִתְיְהֵ֥ב לְהֽוֹן׃<text:s/></text:span><text:span text:style-name="T422">‬</text:span>‬<text:span text:style-name="T423">21</text:span><text:span text:style-name="T424"> כְּעַן֙ שִׂ֣ימוּ טְּעֵ֔ם לְבַטָּלָ֖א גֻּבְרַיָּ֣א אִלֵּ֑ךְ וְקִרְיְתָ֥א דָךְ֙ לָ֣א תִתְבְּנֵ֔א עַד־מִנִּ֖י טַעְמָ֥א יִתְּשָֽׂם׃<text:s/></text:span><text:span text:style-name="T425">‬</text:span>‬<text:span text:style-name="T426">22</text:span><text:span text:style-name="T427"> וּזְהִירִ֥ין הֱו֛וֹ שָׁל֖וּ לְמֶעְבַּ֣ד עַל־דְּנָ֑ה לְמָה֙ יִשְׂגֵּ֣א חֲבָלָ֔א לְהַנְזָקַ֖ת מַלְכִֽין׃</text:span><text:span text:style-name="T428"><text:s/>ס<text:s/></text:span><text:span text:style-name="T429">‬</text:span>‬<text:span text:style-name="T430">23</text:span><text:span text:style-name="T431"> אֱדַ֗יִן מִן־דִּ֞י פַּרְשֶׁ֤גֶן נִשְׁתְּוָנָא֙ דִּ֚י *ארתחששתא **אַרְתַּחְשַׁ֣שְׂתְּ מַלְכָּ֔א קֱרִ֧י קֳדָם־רְח֛וּם וְשִׁמְשַׁ֥י סָפְרָ֖א וּכְנָוָתְה֑וֹן אֲזַ֨לוּ בִבְהִיל֤וּ לִירֽוּשְׁלֶם֙ עַל־יְה֣וּדָיֵ֔א וּבַטִּ֥לוּ הִמּ֖וֹ בְּאֶדְרָ֥ע וְחָֽיִל׃</text:span><text:span text:style-name="T432"><text:s/>ס<text:s/></text:span><text:span text:style-name="T433">‬</text:span>‬<text:span text:style-name="T434">24</text:span><text:span text:style-name="T435"> בֵּאדַ֗יִן בְּטֵלַת֙ עֲבִידַ֣ת בֵּית־אֱלָהָ֔א דִּ֖י בִּירוּשְׁלֶ֑ם וַהֲוָת֙ בָּֽטְלָ֔א עַ֚ד שְׁנַ֣ת תַּרְתֵּ֔ין לְמַלְכ֖וּת דָּרְיָ֥וֶשׁ מֶֽלֶךְ־פָּרָֽס׃<text:s/></text:span><text:span text:style-name="T436">פ<text:s/></text:span><text:span text:style-name="T437">‬</text:span>‬‬‬‬‬‬‬‬‬</text:p>
      </text:section>
      <text:section text:name="Sect4" text:style-name="S4">
        <text:p text:style-name="P438">Ezra 5</text:p>
        <text:p text:style-name="P439"><text:span text:style-name="T440">1</text:span><text:span text:style-name="T441"> וְהִתְנַבִּ֞י חַגַּ֣י *נביאה **נְבִיָּ֗א וּזְכַרְיָ֤ה בַר־עִדּוֹא֙ *נביאיא **נְבִיַּיָּ֔א עַל־יְה֣וּדָיֵ֔א דִּ֥י בִיה֖וּד וּבִירוּשְׁלֶ֑ם בְּשֻׁ֛ם אֱלָ֥הּ יִשְׂרָאֵ֖ל עֲלֵיהֽוֹן׃</text:span><text:span text:style-name="T442"><text:s/>ס<text:s/></text:span><text:span text:style-name="T443">‬</text:span>‬‬<text:span text:style-name="T444">2</text:span><text:span text:style-name="T445"> בֵּאדַ֡יִן קָ֠מוּ זְרֻבָּבֶ֤ל בַּר־שְׁאַלְתִּיאֵל֙ וְיֵשׁ֣וּעַ בַּר־יֽוֹצָדָ֔ק וְשָׁרִ֣יו לְמִבְנֵ֔א בֵּ֥ית אֱלָהָ֖א דִּ֣י בִירֽוּשְׁלֶ֑ם וְעִמְּה֛וֹן *נביאיא **נְבִיַּיָּ֥א דִֽי־אֱלָהָ֖א מְסָעֲדִ֥ין לְהֽוֹן׃<text:s/></text:span><text:span text:style-name="T446">פ<text:s/></text:span><text:span text:style-name="T447">‬</text:span>‬‬</text:p>
        <text:p text:style-name="P448"><text:span text:style-name="T449">3</text:span><text:span text:style-name="T450"> בֵּהּ־זִמְנָא֩ אֲתָ֨א עֲלֵיה֜וֹן תַּ֠תְּנַי פַּחַ֧ת עֲבַֽר־נַהֲרָ֛ה וּשְׁתַ֥ר בּוֹזְנַ֖י וּכְנָוָתְה֑וֹן וְכֵן֙ אָמְרִ֣ין לְהֹ֔ם מַן־שָׂ֨ם לְכֹ֜ם טְעֵ֗ם בַּיְתָ֤א דְנָה֙ לִבְּנֵ֔א וְאֻשַּׁרְנָ֥א דְנָ֖ה לְשַׁכְלָלָֽה׃</text:span><text:span text:style-name="T451"><text:s/>ס<text:s/></text:span><text:span text:style-name="T452">‬</text:span>‬<text:span text:style-name="T453">4</text:span><text:span text:style-name="T454"> אֱדַ֥יִן כְּנֵ֖מָא אֲמַ֣רְנָא לְּהֹ֑ם מַן־אִנּוּן֙ שְׁמָהָ֣ת גֻּבְרַיָּ֔א דִּֽי־דְנָ֥ה בִנְיָנָ֖א בָּנַֽיִן׃<text:s/></text:span><text:span text:style-name="T455">‬</text:span>‬<text:span text:style-name="T456">5</text:span><text:span text:style-name="T457"> וְעֵ֣ין אֱלָהֲהֹ֗ם הֲוָת֙ עַל־שָׂבֵ֣י יְהוּדָיֵ֔א וְלָא־בַטִּ֣לוּ הִמּ֔וֹ עַד־טַעְמָ֖א לְדָרְיָ֣וֶשׁ יְהָ֑ךְ וֶאֱדַ֛יִן יְתִיב֥וּן נִשְׁתְּוָנָ֖א עַל־דְּנָֽה׃<text:s/></text:span><text:span text:style-name="T458">פ<text:s/></text:span><text:span text:style-name="T459">‬</text:span>‬‬‬‬</text:p>
        <text:p text:style-name="P460"><text:span text:style-name="T461">6</text:span><text:span text:style-name="T462"> פַּרְשֶׁ֣גֶן אִ֠גַּרְתָּא דִּֽי־שְׁלַ֞ח תַּתְּנַ֣י ׀ פַּחַ֣ת עֲבַֽר־נַהֲרָ֗ה וּשְׁתַ֤ר בּוֹזְנַי֙ וּכְנָ֣וָתֵ֔הּ אֲפַ֨רְסְכָיֵ֔א דִּ֖י בַּעֲבַ֣ר נַהֲרָ֑ה עַל־דָּרְיָ֖וֶשׁ מַלְכָּֽא׃<text:s/></text:span><text:span text:style-name="T463">‬</text:span>‬<text:span text:style-name="T464">7</text:span><text:span text:style-name="T465"> פִּתְגָמָ֖א שְׁלַ֣חוּ עֲל֑וֹהִי וְכִדְנָה֙ כְּתִ֣יב בְּגַוֵּ֔הּ לְדָרְיָ֥וֶשׁ מַלְכָּ֖א שְׁלָמָ֥א כֹֽלָּא׃</text:span><text:span text:style-name="T466"><text:s/>ס<text:s/></text:span><text:span text:style-name="T467">‬</text:span>‬<text:span text:style-name="T468">8</text:span><text:span text:style-name="T469"> יְדִ֣יעַ ׀ לֶהֱוֵ֣א לְמַלְכָּ֗א דִּֽי־אֲזַ֜לְנָא לִיה֤וּד מְדִֽינְתָּא֙ לְבֵית֙ אֱלָהָ֣א רַבָּ֔א וְה֤וּא מִתְבְּנֵא֙ אֶ֣בֶן גְּלָ֔ל וְאָ֖ע מִתְּשָׂ֣ם בְּכֻתְלַיָּ֑א וַעֲבִ֥ידְתָּא דָ֛ךְ אָסְפַּ֥רְנָא מִתְעַבְדָ֖א וּמַצְלַ֥ח בְּיֶדְהֹֽם׃</text:span><text:span text:style-name="T470"><text:s/>ס<text:s/></text:span><text:span text:style-name="T471">‬</text:span>‬<text:span text:style-name="T472">9</text:span><text:span text:style-name="T473"> אֱדַ֗יִן<text:s/></text:span><text:soft-page-break/><text:span text:style-name="T474">שְׁאֵ֙לְנָא֙ לְשָׂבַיָּ֣א אִלֵּ֔ךְ כְּנֵ֖מָא אֲמַ֣רְנָא לְּהֹ֑ם מַן־שָׂ֨ם לְכֹ֜ם טְעֵ֗ם בַּיְתָ֤א דְנָה֙ לְמִבְנְיָ֔ה וְאֻשַּׁרְנָ֥א דְנָ֖ה לְשַׁכְלָלָֽה׃<text:s/></text:span><text:span text:style-name="T475">‬</text:span>‬<text:span text:style-name="T476">10</text:span><text:span text:style-name="T477"> וְאַ֧ף שְׁמָהָתְהֹ֛ם שְׁאֵ֥לְנָא לְּהֹ֖ם לְהוֹדָעוּתָ֑ךְ דִּ֛י נִכְתֻּ֥ב שֻׁם־גֻּבְרַיָּ֖א דִּ֥י בְרָאשֵׁיהֹֽם׃</text:span><text:span text:style-name="T478"><text:s/>ס<text:s/></text:span><text:span text:style-name="T479">‬</text:span>‬<text:span text:style-name="T480">11</text:span><text:span text:style-name="T481"> וּכְנֵ֥מָא פִתְגָמָ֖א הֲתִיב֣וּנָא לְמֵמַ֑ר אֲנַ֣חְנָא הִמּ֡וֹ עַבְדוֹהִי֩ דִֽי־אֱלָ֨הּ שְׁמַיָּ֜א וְאַרְעָ֗א וּבָנַ֤יִן בַּיְתָא֙ דִּֽי־הֲוָ֨א בְנֵ֜ה מִקַּדְמַ֤ת דְּנָה֙ שְׁנִ֣ין שַׂגִּיאָ֔ן וּמֶ֤לֶךְ לְיִשְׂרָאֵל֙ רַ֔ב בְּנָ֖הִי וְשַׁכְלְלֵֽהּ׃<text:s/></text:span><text:span text:style-name="T482">‬</text:span>‬<text:span text:style-name="T483">12</text:span><text:span text:style-name="T484"> לָהֵ֗ן מִן־דִּ֨י הַרְגִּ֤זוּ אֲבָהֳתַ֙נָא֙ לֶאֱלָ֣הּ שְׁמַיָּ֔א יְהַ֣ב הִמּ֔וֹ בְּיַ֛ד נְבוּכַדְנֶצַּ֥ר מֶֽלֶךְ־בָּבֶ֖ל *כסדיא **כַּסְדָּאָ֑ה וּבַיְתָ֤ה דְנָה֙ סַתְרֵ֔הּ וְעַמָּ֖ה הַגְלִ֥י לְבָבֶֽל׃</text:span><text:span text:style-name="T485"><text:s/>ס<text:s/></text:span><text:span text:style-name="T486">‬</text:span>‬<text:span text:style-name="T487">13</text:span><text:span text:style-name="T488"> בְּרַם֙ בִּשְׁנַ֣ת חֲדָ֔ה לְכ֥וֹרֶשׁ מַלְכָּ֖א דִּ֣י בָבֶ֑ל כּ֤וֹרֶשׁ מַלְכָּא֙ שָׂ֣ם טְעֵ֔ם בֵּית־אֱלָהָ֥א דְנָ֖ה לִבְּנֵֽא׃<text:s/></text:span><text:span text:style-name="T489">‬</text:span>‬<text:span text:style-name="T490">14</text:span><text:span text:style-name="T491"> וְ֠אַף מָאנַיָּ֣א דִֽי־בֵית־אֱלָהָא֮ דִּ֣י דַהֲבָ֣ה וְכַסְפָּא֒ דִּ֣י נְבוּכַדְנֶצַּ֗ר הַנְפֵּק֙ מִן־הֵֽיכְלָא֙ דִּ֣י בִֽירוּשְׁלֶ֔ם וְהֵיבֵ֣ל הִמּ֔וֹ לְהֵיכְלָ֖א דִּ֣י בָבֶ֑ל הַנְפֵּ֨ק הִמּ֜וֹ כּ֣וֹרֶשׁ מַלְכָּ֗א מִן־הֵֽיכְלָא֙ דִּ֣י בָבֶ֔ל וִיהִ֙יבוּ֙ לְשֵׁשְׁבַּצַּ֣ר שְׁמֵ֔הּ דִּ֥י פֶחָ֖ה שָׂמֵֽהּ׃<text:s/></text:span><text:span text:style-name="T492">‬</text:span>‬<text:span text:style-name="T493">15</text:span><text:span text:style-name="T494"> וַאֲמַר־לֵ֓הּ ׀ *אלה **אֵ֚ל מָֽאנַיָּ֔א שֵׂ֚א אֵֽזֶל־אֲחֵ֣ת הִמּ֔וֹ בְּהֵיכְלָ֖א דִּ֣י בִירוּשְׁלֶ֑ם וּבֵ֥ית אֱלָהָ֖א יִתְבְּנֵ֥א עַל־אַתְרֵֽהּ׃</text:span><text:span text:style-name="T495"><text:s/>ס<text:s/></text:span><text:span text:style-name="T496">‬</text:span>‬<text:span text:style-name="T497">16</text:span><text:span text:style-name="T498"> אֱדַ֙יִן֙ שֵׁשְׁבַּצַּ֣ר דֵּ֔ךְ אֲתָ֗א יְהַ֧ב אֻשַּׁיָּ֛א דִּי־בֵ֥ית אֱלָהָ֖א דִּ֣י בִירוּשְׁלֶ֑ם וּמִן־אֱדַ֧יִן וְעַד־כְּעַ֛ן מִתְבְּנֵ֖א וְלָ֥א שְׁלִֽם׃<text:s/></text:span><text:span text:style-name="T499">‬</text:span>‬<text:span text:style-name="T500">17</text:span><text:span text:style-name="T501"> וּכְעַ֞ן הֵ֧ן עַל־מַלְכָּ֣א טָ֗ב יִ֠תְבַּקַּר בְּבֵ֨ית גִּנְזַיָּ֜א דִּי־מַלְכָּ֣א תַמָּה֮ דִּ֣י בְּבָבֶל֒ הֵ֣ן אִיתַ֗י דִּֽי־מִן־כּ֤וֹרֶשׁ מַלְכָּא֙ שִׂ֣ים טְעֵ֔ם לְמִבְנֵ֛א בֵּית־אֱלָהָ֥א דֵ֖ךְ בִּירוּשְׁלֶ֑ם וּרְע֥וּת מַלְכָּ֛א עַל־דְּנָ֖ה יִשְׁלַ֥ח עֲלֶֽינָא׃</text:span><text:span text:style-name="T502"><text:s/>ס<text:s/></text:span><text:span text:style-name="T503">‬</text:span>‬‬‬‬‬‬‬‬‬‬‬‬‬</text:p>
      </text:section>
      <text:section text:name="Sect5" text:style-name="S5">
        <text:p text:style-name="P504">Ezra 6</text:p>
        <text:p text:style-name="P505"><text:span text:style-name="T506">1</text:span><text:span text:style-name="T507"> בֵּאדַ֛יִן דָּרְיָ֥וֶשׁ מַלְכָּ֖א שָׂ֣ם טְעֵ֑ם וּבַקַּ֣רוּ ׀ בְּבֵ֣ית סִפְרַיָּ֗א דִּ֧י גִנְזַיָּ֛א מְהַחֲתִ֥ין תַּמָּ֖ה בְּבָבֶֽל׃<text:s/></text:span><text:span text:style-name="T508">2</text:span><text:span text:style-name="T509"> וְהִשְׁתְּכַ֣ח בְּאַחְמְתָ֗א בְּבִֽירְתָ֛א דִּ֛י בְּמָדַ֥י מְדִינְתָּ֖ה מְגִלָּ֣ה חֲדָ֑ה וְּכֵן־כְּתִ֥יב בְּגַוַּ֖הּ דִּכְרוֹנָֽה׃<text:s/></text:span><text:span text:style-name="T510">פ<text:s/></text:span><text:span text:style-name="T511">‬</text:span>‬‬</text:p>
        <text:p text:style-name="P512"><text:span text:style-name="T513">3</text:span><text:span text:style-name="T514"> בִּשְׁנַ֨ת חֲדָ֜ה לְכ֣וֹרֶשׁ מַלְכָּ֗א כּ֣וֹרֶשׁ מַלְכָּא֮ שָׂ֣ם טְעֵם֒ בֵּית־אֱלָהָ֤א בִֽירוּשְׁלֶם֙ בַּיְתָ֣א יִתְבְּנֵ֔א אֲתַר֙ דִּֽי־דָבְחִ֣ין דִּבְחִ֔ין וְאֻשּׁ֖וֹהִי מְסֽוֹבְלִ֑ין רוּמֵהּ֙ אַמִּ֣ין שִׁתִּ֔ין פְּתָיֵ֖הּ אַמִּ֥ין שִׁתִּֽין׃<text:s/></text:span><text:span text:style-name="T515">‬</text:span>‬<text:span text:style-name="T516">4</text:span><text:span text:style-name="T517"> נִדְבָּכִ֞ין דִּי־אֶ֤בֶן גְּלָל֙ תְּלָתָ֔א וְנִדְבָּ֖ךְ דִּי־אָ֣ע חֲדַ֑ת וְנִ֨פְקְתָ֔א מִן־בֵּ֥ית מַלְכָּ֖א תִּתְיְהִֽב׃<text:s/></text:span><text:span text:style-name="T518">‬</text:span>‬<text:span text:style-name="T519">5</text:span><text:span text:style-name="T520"> וְ֠אַף מָאנֵ֣י בֵית־אֱלָהָא֮ דִּ֣י דַהֲבָ֣ה וְכַסְפָּא֒ דִּ֣י נְבֽוּכַדְנֶצַּ֗ר הַנְפֵּ֛ק מִן־הֵיכְלָ֥א דִי־בִירוּשְׁלֶ֖ם וְהֵיבֵ֣ל לְבָבֶ֑ל יַהֲתִיב֗וּן וִ֠יהָךְ לְהֵיכְלָ֤א דִי־בִירֽוּשְׁלֶם֙ לְאַתְרֵ֔הּ וְתַחֵ֖ת בְּבֵ֥ית אֱלָהָֽא׃</text:span><text:span text:style-name="T521"><text:s/>ס<text:s/></text:span><text:span text:style-name="T522">‬</text:span>‬<text:span text:style-name="T523">6</text:span><text:span text:style-name="T524"> כְּעַ֡ן תַּ֠תְּנַי פַּחַ֨ת עֲבַֽר־נַהֲרָ֜ה שְׁתַ֤ר בּוֹזְנַי֙ וּכְנָוָ֣תְה֔וֹן אֲפַרְסְכָיֵ֔א דִּ֖י בַּעֲבַ֣ר נַהֲרָ֑ה רַחִיקִ֥ין הֲו֖וֹ מִן־תַּמָּֽה׃<text:s/></text:span><text:span text:style-name="T525">‬</text:span>‬<text:span text:style-name="T526">7</text:span><text:span text:style-name="T527"> שְׁבֻ֕קוּ לַעֲבִידַ֖ת בֵּית־אֱלָהָ֣א דֵ֑ךְ פַּחַ֤ת יְהוּדָיֵא֙ וּלְשָׂבֵ֣י יְהוּדָיֵ֔א בֵּית־אֱלָהָ֥א דֵ֖ךְ יִבְנ֥וֹן עַל־אַתְרֵֽהּ׃<text:s/></text:span><text:span text:style-name="T528">‬</text:span>‬<text:span text:style-name="T529">8</text:span><text:span text:style-name="T530"> וּמִנִּי֮ שִׂ֣ים טְעֵם֒ לְמָ֣א דִֽי־תֽ͏ַעַבְד֗וּן עִם־שָׂבֵ֤י יְהוּדָיֵא֙ אִלֵּ֔ךְ לְמִבְנֵ֖א בֵּית־אֱלָהָ֣א דֵ֑ךְ וּמִנִּכְסֵ֣י מַלְכָּ֗א דִּ֚י מִדַּת֙ עֲבַ֣ר נַהֲרָ֔ה אָסְפַּ֗רְנָא נִפְקְתָ֛א תֶּהֱוֵ֧א מִֽתְיַהֲבָ֛א לְגֻבְרַיָּ֥א אִלֵּ֖ךְ דִּי־לָ֥א לְבַטָּלָֽא׃<text:s/></text:span><text:span text:style-name="T531">‬</text:span>‬<text:span text:style-name="T532">9</text:span><text:span text:style-name="T533"> וּמָ֣ה חַשְׁחָ֡ן וּבְנֵ֣י תוֹרִ֣ין וְדִכְרִ֣ין וְאִמְּרִ֣ין ׀ לַעֲלָוָ֣ן ׀ לֶאֱלָ֪הּ שְׁמַיָּ֟א חִנְטִ֞ין מְלַ֣ח ׀ חֲמַ֣ר וּמְשַׁ֗ח כְּמֵאמַ֨ר כָּהֲנַיָּ֤א דִי־בִירֽוּשְׁלֶם֙ לֶהֱוֵ֨א מִתְיְהֵ֥ב לְהֹ֛ם י֥וֹם ׀ בְּי֖וֹם דִּי־לָ֥א שָׁלֽוּ׃<text:s/></text:span><text:span text:style-name="T534">‬</text:span>‬<text:span text:style-name="T535">10</text:span><text:span text:style-name="T536"> דִּֽי־</text:span><text:soft-page-break/><text:span text:style-name="T537">לֶהֱוֺ֧ן מְהַקְרְבִ֛ין נִיחוֹחִ֖ין לֶאֱלָ֣הּ שְׁמַיָּ֑א וּמְצַלַּ֕יִן לְחַיֵּ֥י מַלְכָּ֖א וּבְנֽוֹהִי׃<text:s/></text:span><text:span text:style-name="T538">‬</text:span>‬<text:span text:style-name="T539">11</text:span><text:span text:style-name="T540"> וּמִנִּי֮ שִׂ֣ים טְעֵם֒ דִּ֣י כָל־אֱנָ֗שׁ דִּ֤י יְהַשְׁנֵא֙ פִּתְגָמָ֣א דְנָ֔ה יִתְנְסַ֥ח אָע֙ מִן־בַּיְתֵ֔הּ וּזְקִ֖יף יִתְמְחֵ֣א עֲלֹ֑הִי וּבַיְתֵ֛הּ נְוָל֥וּ יִתְעֲבֵ֖ד עַל־דְּנָֽה׃<text:s/></text:span><text:span text:style-name="T541">‬</text:span>‬<text:span text:style-name="T542">12</text:span><text:span text:style-name="T543"> וֵֽאלָהָ֞א דִּ֣י שַׁכִּ֧ן שְׁמֵ֣הּ תַּמָּ֗ה יְמַגַּ֞ר כָּל־מֶ֤לֶךְ וְעַם֙ דִּ֣י ׀ יִשְׁלַ֣ח יְדֵ֗הּ לְהַשְׁנָיָ֛ה לְחַבָּלָ֛ה בֵּית־אֱלָהָ֥א דֵ֖ךְ דִּ֣י בִירוּשְׁלֶ֑ם אֲנָ֤ה דָרְיָ֙וֶשׁ֙ שָׂ֣מֶת טְעֵ֔ם אָסְפַּ֖רְנָא יִתְעֲבִֽד׃<text:s/></text:span><text:span text:style-name="T544">פ<text:s/></text:span><text:span text:style-name="T545">‬</text:span>‬‬‬‬‬‬‬‬‬‬‬</text:p>
        <text:p text:style-name="P546"><text:span text:style-name="T547">13</text:span><text:span text:style-name="T548"> אֱ֠דַיִן תַּתְּנַ֞י פַּחַ֧ת עֲבַֽר־נַהֲרָ֛ה שְׁתַ֥ר בּוֹזְנַ֖י וּכְנָוָתְה֑וֹן לָקֳבֵ֗ל דִּֽי־שְׁלַ֞ח דָּרְיָ֧וֶשׁ מַלְכָּ֛א כְּנֵ֖מָא אָסְפַּ֥רְנָא עֲבַֽדוּ׃<text:s/></text:span><text:span text:style-name="T549">‬</text:span>‬<text:span text:style-name="T550">14</text:span><text:span text:style-name="T551"> וְשָׂבֵ֤י יְהוּדָיֵא֙ בָּנַ֣יִן וּמַצְלְחִ֔ין בִּנְבוּאַת֙ חַגַּ֣י *נביאה **נְבִיָּ֔א וּזְכַרְיָ֖ה בַּר־עִדּ֑וֹא וּבְנ֣וֹ וְשַׁכְלִ֗לוּ מִן־טַ֙עַם֙ אֱלָ֣הּ יִשְׂרָאֵ֔ל וּמִטְּעֵם֙ כּ֣וֹרֶשׁ וְדָרְיָ֔וֶשׁ וְאַרְתַּחְשַׁ֖שְׂתְּא מֶ֥לֶךְ פָּרָֽס׃<text:s/></text:span><text:span text:style-name="T552">‬</text:span>‬<text:span text:style-name="T553">15</text:span><text:span text:style-name="T554"> וְשֵׁיצִיא֙ בַּיְתָ֣ה דְנָ֔ה עַ֛ד י֥וֹם תְּלָתָ֖ה לִירַ֣ח אֲדָ֑ר דִּי־הִ֣יא שְׁנַת־שֵׁ֔ת לְמַלְכ֖וּת דָּרְיָ֥וֶשׁ מַלְכָּֽא׃<text:s/></text:span><text:span text:style-name="T555">פ<text:s/></text:span><text:span text:style-name="T556">‬</text:span>‬‬‬‬</text:p>
        <text:p text:style-name="P557"><text:span text:style-name="T558">16</text:span><text:span text:style-name="T559"> וַעֲבַ֣דוּ בְנֵֽי־יִ֠שְׂרָאֵל כָּהֲנַיָּ֨א וְלֵוָיֵ֜א וּשְׁאָ֣ר בְּנֵי־גָלוּתָ֗א חֲנֻכַּ֛ת בֵּית־אֱלָהָ֥א דְנָ֖ה בְּחֶדְוָֽה׃<text:s/></text:span><text:span text:style-name="T560">‬</text:span>‬<text:span text:style-name="T561">17</text:span><text:span text:style-name="T562"> וְהַקְרִ֗בוּ לַחֲנֻכַּת֮ בֵּית־אֱלָהָ֣א דְנָה֒ תּוֹרִ֣ין מְאָ֔ה דִּכְרִ֣ין מָאתַ֔יִן אִמְּרִ֖ין אַרְבַּ֣ע מְאָ֑ה וּצְפִירֵ֨י עִזִּ֜ין *לחטיא **לְחַטָּאָ֤ה עַל־כָּל־יִשְׂרָאֵל֙ תְּרֵֽי־עֲשַׂ֔ר לְמִנְיָ֖ן שִׁבְטֵ֥י יִשְׂרָאֵֽל׃<text:s/></text:span><text:span text:style-name="T563">‬</text:span>‬<text:span text:style-name="T564">18</text:span><text:span text:style-name="T565"> וַהֲקִ֨ימוּ כָהֲנַיָּ֜א בִּפְלֻגָּתְה֗וֹן וְלֵוָיֵא֙ בְּמַחְלְקָ֣תְה֔וֹן עַל־עֲבִידַ֥ת אֱלָהָ֖א דִּ֣י בִירוּשְׁלֶ֑ם כִּכְתָ֖ב סְפַ֥ר מֹשֶֽׁה׃<text:s/></text:span><text:span text:style-name="T566">פ<text:s/></text:span>‬‬‬</text:p>
        <text:p text:style-name="P567"><text:span text:style-name="T568">‬</text:span>‬<text:span text:style-name="T569">19</text:span><text:span text:style-name="T570"> וַיַּעֲשׂ֥וּ בְנֵי־הַגּוֹלָ֖ה אֶת־הַפָּ֑סַח בְּאַרְבָּעָ֥ה עָשָׂ֖ר לַחֹ֥דֶשׁ הָרִאשֽׁוֹן׃<text:s/></text:span><text:span text:style-name="T571">‬</text:span>‬<text:span text:style-name="T572">20</text:span><text:span text:style-name="T573"> כִּ֣י הִֽטַּהֲר֞וּ הַכֹּהֲנִ֧ים וְהַלְוִיִּ֛ם כְּאֶחָ֖ד כֻּלָּ֣ם טְהוֹרִ֑ים וַיִּשְׁחֲט֤וּ הַפֶּ֙סַח֙ לְכָל־בְּנֵ֣י הַגּוֹלָ֔ה וְלַאֲחֵיהֶ֥ם הַכֹּהֲנִ֖ים וְלָהֶֽם׃<text:s/></text:span><text:span text:style-name="T574">‬</text:span>‬<text:span text:style-name="T575">21</text:span><text:span text:style-name="T576"> וַיֹּאכְל֣וּ בְנֵֽי־יִשְׂרָאֵ֗ל הַשָּׁבִים֙ מֵֽהַגּוֹלָ֔ה וְכֹ֗ל הַנִּבְדָּ֛ל מִטֻּמְאַ֥ת גּוֹיֵֽ־הָאָ֖רֶץ אֲלֵהֶ֑ם לִדְרֹ֕שׁ לַֽיהוָ֖ה אֱלֹהֵ֥י יִשְׂרָאֵֽל׃<text:s/></text:span><text:span text:style-name="T577">‬</text:span>‬<text:span text:style-name="T578">22</text:span><text:span text:style-name="T579"> וַיַּֽעֲשׂ֧וּ חַג־מַצּ֛וֹת שִׁבְעַ֥ת יָמִ֖ים בְּשִׂמְחָ֑ה כִּ֣י ׀ שִׂמְּחָ֣ם יְהוָ֗ה וְֽהֵסֵ֞ב לֵ֤ב מֶֽלֶךְ־אַשּׁוּר֙ עֲלֵיהֶ֔ם לְחַזֵּ֣ק יְדֵיהֶ֔ם בִּמְלֶ֥אכֶת בֵּית־הָאֱלֹהִ֖ים אֱלֹהֵ֥י יִשְׂרָאֵֽל׃<text:s/></text:span><text:span text:style-name="T580">פ<text:s/></text:span><text:span text:style-name="T581">‬</text:span>‬‬‬‬‬</text:p>
      </text:section>
      <text:section text:name="Sect6" text:style-name="S6">
        <text:p text:style-name="P582">Ezra 7</text:p>
        <text:p text:style-name="P583"><text:span text:style-name="T584">1</text:span><text:span text:style-name="T585"> וְאַחַר֙ הַדְּבָרִ֣ים הָאֵ֔לֶּה בְּמַלְכ֖וּת אַרְתַּחְשַׁ֣סְתְּא מֶֽלֶךְ־פָּרָ֑ס עֶזְרָא֙ בֶּן־שְׂרָיָ֔ה בֶּן־עֲזַרְיָ֖ה בֶּן־חִלְקִיָּֽה׃<text:s/></text:span><text:span text:style-name="T586">2</text:span><text:span text:style-name="T587"> בֶּן־שַׁלּ֥וּם בֶּן־צָד֖וֹק בֶּן־אֲחִיטֽוּב׃<text:s/></text:span><text:span text:style-name="T588">‬</text:span>‬<text:span text:style-name="T589">3</text:span><text:span text:style-name="T590"> בֶּן־אֲמַרְיָ֥ה בֶן־עֲזַרְיָ֖ה בֶּן־מְרָיֽוֹת׃<text:s/></text:span><text:span text:style-name="T591">‬</text:span>‬<text:span text:style-name="T592">4</text:span><text:span text:style-name="T593"> בֶּן־זְרַֽחְיָ֥ה בֶן־עֻזִּ֖י בֶּן־בֻּקִּֽי׃<text:s/></text:span><text:span text:style-name="T594">‬</text:span>‬<text:span text:style-name="T595">5</text:span><text:span text:style-name="T596"> בֶּן־אֲבִישׁ֗וּעַ בֶּן־פִּֽינְחָס֙ בֶּן־אֶלְעָזָ֔ר בֶּן־אַהֲרֹ֥ן הַכֹּהֵ֖ן הָרֹֽאשׁ׃<text:s/></text:span><text:span text:style-name="T597">‬</text:span>‬<text:span text:style-name="T598">6</text:span><text:span text:style-name="T599"> ה֤וּא עֶזְרָא֙ עָלָ֣ה מִבָּבֶ֔ל וְהֽוּא־סֹפֵ֤ר מָהִיר֙ בְּתוֹרַ֣ת מֹשֶׁ֔ה אֲשֶׁר־נָתַ֥ן יְהוָ֖ה אֱלֹהֵ֣י יִשְׂרָאֵ֑ל וַיִּתֶּן־ל֣וֹ הַמֶּ֗לֶךְ כְּיַד־יְהוָ֤ה אֱלֹהָיו֙ עָלָ֔יו כֹּ֖ל בַּקָּשָׁתֽוֹ׃<text:s/></text:span><text:span text:style-name="T600">פ<text:s/></text:span><text:span text:style-name="T601">‬</text:span>‬‬‬‬‬‬</text:p>
        <text:p text:style-name="P602"><text:span text:style-name="T603">7</text:span><text:span text:style-name="T604"> וַיַּֽעֲל֣וּ מִבְּנֵֽי־יִ֠שְׂרָאֵל וּמִן־הַכֹּהֲנִ֨ים וְהַלְוִיִּ֜ם וְהַמְשֹׁרְרִ֧ים וְהַשֹּׁעֲרִ֛ים וְהַנְּתִינִ֖ים אֶל־יְרוּשָׁלָ֑͏ִם בִּשְׁנַת־שֶׁ֖בַע לְאַרְתַּחְשַׁ֥סְתְּא הַמֶּֽלֶךְ׃<text:s/></text:span><text:span text:style-name="T605">‬</text:span>‬<text:span text:style-name="T606">8</text:span><text:span text:style-name="T607"> וַיָּבֹ֥א יְרוּשָׁלַ֖͏ִם בַּחֹ֣דֶשׁ הַחֲמִישִׁ֑י הִ֛יא שְׁנַ֥ת הַשְּׁבִיעִ֖ית לַמֶּֽלֶךְ׃<text:s/></text:span><text:span text:style-name="T608">‬</text:span>‬<text:span text:style-name="T609">9</text:span><text:span text:style-name="T610"> כִּ֗י בְּאֶחָד֙ לַחֹ֣דֶשׁ הָרִאשׁ֔וֹן ה֣וּא יְסֻ֔ד הַֽמַּעֲלָ֖ה מִבָּבֶ֑ל<text:s/></text:span><text:soft-page-break/><text:span text:style-name="T611">וּבְאֶחָ֞ד לַחֹ֣דֶשׁ הַחֲמִישִׁ֗י בָּ֚א אֶל־יְר֣וּשָׁלִַ֔ם כְּיַד־אֱלֹהָ֖יו הַטּוֹבָ֥ה עָלָֽיו׃<text:s/></text:span><text:span text:style-name="T612">‬</text:span>‬<text:span text:style-name="T613">10</text:span><text:span text:style-name="T614"> כִּ֤י עֶזְרָא֙ הֵכִ֣ין לְבָב֔וֹ לִדְר֛וֹשׁ אֶת־תּוֹרַ֥ת יְהוָ֖ה וְלַעֲשֹׂ֑ת וּלְלַמֵּ֥ד בְּיִשְׂרָאֵ֖ל חֹ֥ק וּמִשְׁפָּֽט׃</text:span><text:span text:style-name="T615"><text:s/>ס<text:s/></text:span><text:span text:style-name="T616">‬</text:span>‬<text:span text:style-name="T617">11</text:span><text:span text:style-name="T618"> וְזֶ֣ה ׀ פַּרְשֶׁ֣גֶן הַֽנִּשְׁתְּוָ֗ן אֲשֶׁ֤ר נָתַן֙ הַמֶּ֣לֶךְ אַרְתַּחְשַׁ֔סְתְּא לְעֶזְרָ֥א הַכֹּהֵ֖ן הַסֹּפֵ֑ר סֹפֵ֞ר דִּבְרֵ֧י מִצְוֺת־יְהוָ֛ה וְחֻקָּ֖יו עַל־יִשְׂרָאֵֽל׃<text:s/></text:span><text:span text:style-name="T619">פ<text:s/></text:span><text:span text:style-name="T620">‬</text:span>‬‬‬‬‬‬</text:p>
        <text:p text:style-name="P621"><text:span text:style-name="T622">12</text:span><text:span text:style-name="T623"> אַ֨רְתַּחְשַׁ֔סְתְּא מֶ֖לֶךְ מַלְכַיָּ֑א לְעֶזְרָ֣א כָ֠הֲנָא סָפַ֨ר דָּתָ֜א דִּֽי־אֱלָ֧הּ שְׁמַיָּ֛א גְּמִ֖יר וּכְעֶֽנֶת׃<text:s/></text:span><text:span text:style-name="T624">‬</text:span>‬<text:span text:style-name="T625">13</text:span><text:span text:style-name="T626"> מִנִּי֮ שִׂ֣ים טְעֵם֒ דִּ֣י כָל־מִתְנַדַּ֣ב בְּמַלְכוּתִי֩ מִן־עַמָּ֨ה יִשְׂרָאֵ֜ל וְכָהֲנ֣וֹהִי וְלֵוָיֵ֗א לִמְהָ֧ךְ לִֽירוּשְׁלֶ֛ם עִמָּ֖ךְ יְהָֽךְ׃<text:s/></text:span><text:span text:style-name="T627">‬</text:span>‬<text:span text:style-name="T628">14</text:span><text:span text:style-name="T629"> כָּל־קֳבֵ֗ל דִּי֩ מִן־קֳדָ֨ם מַלְכָּ֜א וְשִׁבְעַ֤ת יָעֲטֹ֙הִי֙ שְׁלִ֔יחַ לְבַקָּרָ֥א עַל־יְה֖וּד וְלִֽירוּשְׁלֶ֑ם בְּדָ֥ת אֱלָהָ֖ךְ דִּ֥י בִידָֽךְ׃<text:s/></text:span><text:span text:style-name="T630">‬</text:span>‬<text:span text:style-name="T631">15</text:span><text:span text:style-name="T632"> וּלְהֵיבָלָ֖ה כְּסַ֣ף וּדְהַ֑ב דִּֽי־מַלְכָּ֣א וְיָעֲט֗וֹהִי הִתְנַדַּ֙בוּ֙ לֶאֱלָ֣הּ יִשְׂרָאֵ֔ל דִּ֥י בִֽירוּשְׁלֶ֖ם מִשְׁכְּנֵֽהּ׃<text:s/></text:span><text:span text:style-name="T633">‬</text:span>‬<text:span text:style-name="T634">16</text:span><text:span text:style-name="T635"> וְכֹל֙ כְּסַ֣ף וּדְהַ֔ב דִּ֣י תְהַשְׁכַּ֔ח בְּכֹ֖ל מְדִינַ֣ת בָּבֶ֑ל עִם֩ הִתְנַדָּב֨וּת עַמָּ֤א וְכָֽהֲנַיָּא֙ מִֽתְנַדְּבִ֔ין לְבֵ֥ית אֱלָהֲהֹ֖ם דִּ֥י בִירוּשְׁלֶֽם׃<text:s/></text:span><text:span text:style-name="T636">‬</text:span>‬<text:span text:style-name="T637">17</text:span><text:span text:style-name="T638"> כָּל־קֳבֵ֣ל דְּנָה֩ אָסְפַּ֨רְנָא תִקְנֵ֜א בְּכַסְפָּ֣א דְנָ֗ה תּוֹרִ֤ין ׀ דִּכְרִין֙ אִמְּרִ֔ין וּמִנְחָתְה֖וֹן וְנִסְכֵּיה֑וֹן וּתְקָרֵ֣ב הִמּ֔וֹ עַֽל־מַדְבְּחָ֔ה דִּ֛י בֵּ֥ית אֱלָהֲכֹ֖ם דִּ֥י בִירוּשְׁלֶֽם׃<text:s/></text:span><text:span text:style-name="T639">‬</text:span>‬<text:span text:style-name="T640">18</text:span><text:span text:style-name="T641"> וּמָ֣ה דִי֩ *עליך **עֲלָ֨ךְ וְעַל־*אחיך **אֶחָ֜ךְ יֵיטַ֗ב בִּשְׁאָ֛ר כַּסְפָּ֥א וְדַהֲבָ֖ה לְמֶעְבַּ֑ד כִּרְע֥וּת אֱלָהֲכֹ֖ם תַּעַבְדֽוּן׃<text:s/></text:span><text:span text:style-name="T642">‬</text:span>‬<text:span text:style-name="T643">19</text:span><text:span text:style-name="T644"> וּמָֽאנַיָּא֙ דִּֽי־מִתְיַהֲבִ֣ין לָ֔ךְ לְפָלְחָ֖ן בֵּ֣ית אֱלָהָ֑ךְ הַשְׁלֵ֕ם קֳדָ֖ם אֱלָ֥הּ יְרוּשְׁלֶֽם׃<text:s/></text:span><text:span text:style-name="T645">‬</text:span>‬<text:span text:style-name="T646">20</text:span><text:span text:style-name="T647"> וּשְׁאָ֗ר חַשְׁחוּת֙ בֵּ֣ית אֱלָהָ֔ךְ דִּ֥י יִפַּ</text:span><text:span text:style-name="T648">‬‏ל־לָ֖ךְ לְמִנְתַּ֑ן תִּנְתֵּ֕ן מִן־בֵּ֖ית גִּנְזֵ֥י מַלְכָּֽא׃<text:s/></text:span><text:span text:style-name="T649">‬</text:span>‬<text:span text:style-name="T650">21</text:span><text:span text:style-name="T651"> וּ֠מִנִּי אֲנָ֞ה אַרְתַּחְשַׁ֤סְתְּא מַלְכָּא֙ שִׂ֣ים טְעֵ֔ם לְכֹל֙ גִּזַּֽבְרַיָּ֔א דִּ֖י בַּעֲבַ֣ר נַהֲרָ֑ה דִּ֣י כָל־דִּ֣י יִ֠שְׁאֲלֶנְכוֹן עֶזְרָ֨א כָהֲנָ֜ה סָפַ֤ר דָּתָא֙ דִּֽי־אֱלָ֣הּ שְׁמַיָּ֔א אָסְפַּ֖רְנָא יִתְעֲבִֽד׃<text:s/></text:span><text:span text:style-name="T652">‬</text:span>‬<text:span text:style-name="T653">22</text:span><text:span text:style-name="T654"> עַד־כְּסַף֮ כַּכְּרִ֣ין מְאָה֒ וְעַד־חִנְטִין֙ כֹּרִ֣ין מְאָ֔ה וְעַד־חֲמַר֙ בַּתִּ֣ין מְאָ֔ה וְעַד־בַּתִּ֥ין מְשַׁ֖ח מְאָ֑ה וּמְלַ֖ח דִּי־לָ֥א כְתָֽב׃<text:s/></text:span><text:span text:style-name="T655">‬</text:span>‬<text:span text:style-name="T656">23</text:span><text:span text:style-name="T657"> כָּל־דִּ֗י מִן־טַ֙עַם֙ אֱלָ֣הּ שְׁמַיָּ֔א יִתְעֲבֵד֙ אַדְרַזְדָּ֔א לְבֵ֖ית אֱלָ֣הּ שְׁמַיָּ֑א דִּֽי־לְמָ֤ה לֶֽהֱוֵא֙ קְצַ֔ף עַל־מַלְכ֥וּת מַלְכָּ֖א וּבְנֽוֹהִי׃<text:s/></text:span><text:span text:style-name="T658">‬</text:span>‬<text:span text:style-name="T659">24</text:span><text:span text:style-name="T660"> וּלְכֹ֣ם מְהוֹדְעִ֗ין דִּ֣י כָל־כָּהֲנַיָּ֣א וְ֠לֵוָיֵא זַמָּ֨רַיָּ֤א תָרָֽעַיָּא֙ נְתִ֣ינַיָּ֔א וּפָ֣לְחֵ֔י בֵּ֖ית אֱלָהָ֣א דְנָ֑ה מִנְדָּ֤ה בְלוֹ֙ וַהֲלָ֔ךְ לָ֥א שַׁלִּ֖יט לְמִרְמֵ֥א עֲלֵיהֹֽם׃<text:s/></text:span><text:span text:style-name="T661">‬</text:span>‬<text:span text:style-name="T662">25</text:span><text:span text:style-name="T663"> וְאַ֣נְתְּ עֶזְרָ֗א כְּחָכְמַ֨ת אֱלָהָ֤ךְ דִּֽי־בִידָךְ֙ מֶ֣נִּי שָׁפְטִ֞ין וְדַיָּנִ֗ין דִּי־לֶהֱוֺ֤ן *דאנין **דָּאיְנִין֙ לְכָל־עַמָּה֙ דִּ֚י בַּעֲבַ֣ר נַהֲרָ֔ה לְכָל־יָדְעֵ֖י דָּתֵ֣י אֱלָהָ֑ךְ וְדִ֧י לָ֦א יָדַ֖ע תְּהוֹדְעֽוּן׃<text:s/></text:span><text:span text:style-name="T664">‬</text:span>‬<text:span text:style-name="T665">26</text:span><text:span text:style-name="T666"> וְכָל־דִּי־לָא֩ לֶהֱוֵ֨א עָבֵ֜ד דָּתָ֣א דִֽי־אֱלָהָ֗ךְ וְדָתָא֙ דִּ֣י מַלְכָּ֔א אָסְפַּ֕רְנָא דִּינָ֕ה לֶהֱוֵ֥א מִתְעֲבֵ֖ד מִנֵּ֑הּ הֵ֤ן לְמוֹת֙ הֵ֣ן *לשרשו **לִשְׁרֹשִׁ֔י הֵן־לַעֲנָ֥שׁ נִכְסִ֖ין וְלֶאֱסוּרִֽין׃<text:s/></text:span><text:span text:style-name="T667">פ<text:s/></text:span><text:span text:style-name="T668">‬</text:span>‬‬‬‬‬‬‬‬‬‬‬‬‬‬‬‬</text:p>
        <text:p text:style-name="P669"><text:span text:style-name="T670">27</text:span><text:span text:style-name="T671"> בָּר֥וּךְ יְהוָ֖ה אֱלֹהֵ֣י אֲבוֹתֵ֑ינוּ אֲשֶׁ֨ר נָתַ֤ן כָּזֹאת֙ בְּלֵ֣ב הַמֶּ֔לֶךְ לְפָאֵ֕ר אֶת־בֵּ֥ית יְהוָ֖ה אֲשֶׁ֥ר בִּירוּשָׁלָֽ͏ִם׃<text:s/></text:span><text:span text:style-name="T672">‬</text:span>‬<text:span text:style-name="T673">28</text:span><text:span text:style-name="T674"> וְעָלַ֣י הִטָּה־חֶ֗סֶד לִפְנֵ֤י הַמֶּ֙לֶךְ֙ וְיֽוֹעֲצָ֔יו וּלְכָל־שָׂרֵ֥י הַמֶּ֖לֶךְ הַגִּבֹּרִ֑ים וַאֲנִ֣י הִתְחַזַּ֗קְתִּי כְּיַד־יְהוָ֤ה אֱלֹהַי֙ עָלַ֔י וָאֶקְבְּצָ֧ה מִיִּשְׂרָאֵ֛ל רָאשִׁ֖ים לַעֲל֥וֹת עִמִּֽי׃<text:s/></text:span><text:span text:style-name="T675">פ<text:s/></text:span><text:span text:style-name="T676">‬</text:span>‬‬‬</text:p>
      </text:section>
      <text:section text:name="Sect7" text:style-name="S7">
        <text:soft-page-break/>
        <text:p text:style-name="P677">Ezra 8</text:p>
        <text:p text:style-name="P678"><text:span text:style-name="T679">1</text:span><text:span text:style-name="T680"> וְאֵ֛לֶּה רָאשֵׁ֥י אֲבֹתֵיהֶ֖ם וְהִתְיַחְשָׂ֑ם הָעֹלִ֣ים עִמִּ֗י בְּמַלְכ֛וּת אַרְתַּחְשַׁ֥סְתְּא הַמֶּ֖לֶךְ מִבָּבֶֽל׃</text:span><text:span text:style-name="T681"><text:s/>ס<text:s/></text:span><text:span text:style-name="T682">‬</text:span>‬‬<text:span text:style-name="T683">2</text:span><text:span text:style-name="T684"> מִבְּנֵ֤י פִֽינְחָס֙ גֵּֽרְשֹׁ֔ם ס מִבְּנֵ֥י אִיתָמָ֖ר דָּנִיֵּ֑אל ס מִבְּנֵ֥י דָוִ֖יד חַטּֽוּשׁ׃</text:span><text:span text:style-name="T685"><text:s/>ס<text:s/></text:span><text:span text:style-name="T686">‬</text:span>‬<text:span text:style-name="T687">3</text:span><text:span text:style-name="T688"> מִבְּנֵ֣י שְׁכַנְיָ֔ה ס מִבְּנֵ֥י פַרְעֹ֖שׁ זְכַרְיָ֑ה וְעִמּ֛וֹ הִתְיַחֵ֥שׂ לִזְכָרִ֖ים מֵאָ֥ה וַחֲמִשִּֽׁים׃</text:span><text:span text:style-name="T689"><text:s/>ס<text:s/></text:span><text:span text:style-name="T690">‬</text:span>‬<text:span text:style-name="T691">4</text:span><text:span text:style-name="T692"> מִבְּנֵי֙ פַּחַ֣ת מוֹאָ֔ב אֶלְיְהֽוֹעֵינַ֖י בֶּן־זְרַֽחְיָ֑ה וְעִמּ֖וֹ מָאתַ֥יִם הַזְּכָרִֽים׃</text:span><text:span text:style-name="T693"><text:s/>ס<text:s/></text:span><text:span text:style-name="T694">‬</text:span>‬<text:span text:style-name="T695">5</text:span><text:span text:style-name="T696"> מִבְּנֵ֥י שְׁכַנְיָ֖ה בֶּן־יַחֲזִיאֵ֑ל וְעִמּ֕וֹ שְׁלֹ֥שׁ מֵא֖וֹת הַזְּכָרִֽים׃</text:span><text:span text:style-name="T697"><text:s/>ס<text:s/></text:span><text:span text:style-name="T698">‬</text:span>‬<text:span text:style-name="T699">6</text:span><text:span text:style-name="T700"> וּמִבְּנֵ֣י עָדִ֔ין עֶ֖בֶד בֶּן־יוֹנָתָ֑ן וְעִמּ֖וֹ חֲמִשִּׁ֥ים הַזְּכָרִֽים׃</text:span><text:span text:style-name="T701"><text:s/>ס<text:s/></text:span><text:span text:style-name="T702">‬</text:span>‬<text:span text:style-name="T703">7</text:span><text:span text:style-name="T704"> וּמִבְּנֵ֣י עֵילָ֔ם יְשַֽׁעְיָ֖ה בֶּן־עֲתַלְיָ֑ה וְעִמּ֖וֹ שִׁבְעִ֥ים הַזְּכָרִֽים׃</text:span><text:span text:style-name="T705"><text:s/>ס<text:s/></text:span><text:span text:style-name="T706">‬</text:span>‬<text:span text:style-name="T707">8</text:span><text:span text:style-name="T708"> וּמִבְּנֵ֣י שְׁפַטְיָ֔ה זְבַדְיָ֖ה בֶּן־מִֽיכָאֵ֑ל וְעִמּ֖וֹ שְׁמֹנִ֥ים הַזְּכָרִֽים׃</text:span><text:span text:style-name="T709"><text:s/>ס<text:s/></text:span><text:span text:style-name="T710">‬</text:span>‬<text:span text:style-name="T711">9</text:span><text:span text:style-name="T712"> מִבְּנֵ֣י יוֹאָ֔ב עֹבַדְיָ֖ה בֶּן־יְחִיאֵ֑ל וְעִמּ֕וֹ מָאתַ֛יִם וּשְׁמֹנָ֥ה עָשָׂ֖ר הַזְּכָרִֽים׃</text:span><text:span text:style-name="T713"><text:s/>ס<text:s/></text:span><text:span text:style-name="T714">‬</text:span>‬<text:span text:style-name="T715">10</text:span><text:span text:style-name="T716"> וּמִבְּנֵ֥י שְׁלוֹמִ֖ית בֶּן־יוֹסִפְיָ֑ה וְעִמּ֕וֹ מֵאָ֥ה וְשִׁשִּׁ֖ים הַזְּכָרִֽים׃</text:span><text:span text:style-name="T717"><text:s/>ס<text:s/></text:span><text:span text:style-name="T718">‬</text:span>‬<text:span text:style-name="T719">11</text:span><text:span text:style-name="T720"> וּמִבְּנֵ֣י בֵבַ֔י זְכַרְיָ֖ה בֶּן־בֵּבָ֑י וְעִמּ֕וֹ עֶשְׂרִ֥ים וּשְׁמֹנָ֖ה הַזְּכָרִֽים׃</text:span><text:span text:style-name="T721"><text:s/>ס<text:s/></text:span><text:span text:style-name="T722">‬</text:span>‬<text:span text:style-name="T723">12</text:span><text:span text:style-name="T724"> וּמִבְּנֵ֣י עַזְגָּ֔ד יוֹחָנָ֖ן בֶּן־הַקָּטָ֑ן וְעִמּ֕וֹ מֵאָ֥ה וַעֲשָׂרָ֖ה הַזְּכָרִֽים׃</text:span><text:span text:style-name="T725"><text:s/>ס<text:s/></text:span><text:span text:style-name="T726">‬</text:span>‬<text:span text:style-name="T727">13</text:span><text:span text:style-name="T728"> וּמִבְּנֵ֣י אֲדֹנִיקָם֮ אַחֲרֹנִים֒ וְאֵ֣לֶּה שְׁמוֹתָ֔ם אֱלִיפֶ֖לֶט יְעִיאֵ֣ל וּֽשְׁמַעְיָ֑ה וְעִמָּהֶ֖ם שִׁשִּׁ֥ים הַזְּכָרִֽים׃</text:span><text:span text:style-name="T729"><text:s/>ס<text:s/></text:span><text:span text:style-name="T730">‬</text:span>‬<text:span text:style-name="T731">14</text:span><text:span text:style-name="T732"> וּמִבְּנֵ֥י בִגְוַ֖י עוּתַ֣י *וזבוד **וְזַכּ֑וּר וְעִמּ֖וֹ שִׁבְעִ֥ים הַזְּכָרִֽים׃<text:s/></text:span><text:span text:style-name="T733">פ<text:s/></text:span><text:span text:style-name="T734">‬</text:span>‬‬‬‬‬‬‬‬‬‬‬‬‬‬</text:p>
        <text:p text:style-name="P735"><text:span text:style-name="T736">15</text:span><text:span text:style-name="T737"> וָֽאֶקְבְּצֵ֗ם אֶל־הַנָּהָר֙ הַבָּ֣א אֶֽל־אַהֲוָ֔א וַנַּחֲנֶ֥ה שָׁ֖ם יָמִ֣ים שְׁלֹשָׁ֑ה וָאָבִ֤ינָה בָעָם֙ וּבַכֹּ֣הֲנִ֔ים וּמִבְּנֵ֥י לֵוִ֖י לֹא־מָצָ֥אתִי שָֽׁם׃<text:s/></text:span><text:span text:style-name="T738">‬</text:span>‬<text:span text:style-name="T739">16</text:span><text:span text:style-name="T740"> וָאֶשְׁלְחָ֡ה לֶאֱלִיעֶ֡זֶר לַאֲרִיאֵ֡ל לִֽ֠שְׁמַעְיָה וּלְאֶלְנָתָ֨ן וּלְיָרִ֜יב וּלְאֶלְנָתָ֧ן וּלְנָתָ֛ן וְלִזְכַרְיָ֥ה וְלִמְשֻׁלָּ֖ם רָאשִׁ֑ים וּלְיוֹיָרִ֥יב וּלְאֶלְנָתָ֖ן מְבִינִֽים׃<text:s/></text:span><text:span text:style-name="T741">‬</text:span>‬<text:span text:style-name="T742">17</text:span><text:span text:style-name="T743"> *ואוצאה **וָאֲצַוֶּ֤ה אוֹתָם֙ עַל־אִדּ֣וֹ הָרֹ֔אשׁ בְּכָסִפְיָ֖א הַמָּק֑וֹם וָאָשִׂימָה֩ בְּפִיהֶ֨ם דְּבָרִ֜ים לְ֠דַבֵּר אֶל־אִדּ֨וֹ אָחִ֤יו *הנתונים **הַנְּתִינִים֙ בְּכָסִפְיָ֣א הַמָּק֔וֹם לְהָֽבִיא־לָ֥נוּ מְשָׁרְתִ֖ים לְבֵ֥ית אֱלֹהֵֽינוּ׃<text:s/></text:span><text:span text:style-name="T744">‬</text:span>‬<text:span text:style-name="T745">18</text:span><text:span text:style-name="T746"> וַיָּבִ֨יאּוּ לָ֜נוּ כְּיַד־אֱלֹהֵ֨ינוּ הַטּוֹבָ֤ה עָלֵ֙ינוּ֙ אִ֣ישׁ שֶׂ֔כֶל מִבְּנֵ֣י מַחְלִ֔י בֶּן־לֵוִ֖י בֶּן־יִשְׂרָאֵ֑ל וְשֵׁרֵֽבְיָ֛ה וּבָנָ֥יו וְאֶחָ֖יו שְׁמֹנָ֥ה עָשָֽׂר׃<text:s/></text:span><text:span text:style-name="T747">‬</text:span>‬<text:span text:style-name="T748">19</text:span><text:span text:style-name="T749"> וְאֶת־חֲשַׁבְיָ֔ה וְאִתּ֥וֹ יְשַֽׁעְיָ֖ה מִבְּנֵ֣י מְרָרִ֑י אֶחָ֥יו וּבְנֵיהֶ֖ם עֶשְׂרִֽים׃</text:span><text:span text:style-name="T750"><text:s/>ס<text:s/></text:span><text:span text:style-name="T751">‬</text:span>‬<text:span text:style-name="T752">20</text:span><text:span text:style-name="T753"> וּמִן־הַנְּתִינִ֗ים שֶׁנָּתַ֨ן דָּוִ֤יד וְהַשָּׂרִים֙ לַעֲבֹדַ֣ת הַלְוִיִּ֔ם נְתִינִ֖ים מָאתַ֣יִם וְעֶשְׂרִ֑ים כֻּלָּ֖ם נִקְּב֥וּ בְשֵׁמֽוֹת׃<text:s/></text:span><text:span text:style-name="T754">‬</text:span>‬<text:span text:style-name="T755">21</text:span><text:span text:style-name="T756"> וָאֶקְרָ֨א שָׁ֥ם צוֹם֙ עַל־הַנָּהָ֣ר אַהֲוָ֔א לְהִתְעַנּ֖וֹת לִפְנֵ֣י אֱלֹהֵ֑ינוּ לְבַקֵּ֤שׁ מִמֶּ֙נּוּ֙ דֶּ֣רֶךְ יְשָׁרָ֔ה לָ֥נוּ וּלְטַפֵּ֖נוּ וּלְכָל־רְכוּשֵֽׁנוּ׃<text:s/></text:span><text:span text:style-name="T757">‬</text:span>‬<text:span text:style-name="T758">22</text:span><text:span text:style-name="T759"> כִּ֣י בֹ֗שְׁתִּי לִשְׁא֤וֹל מִן־הַמֶּ֙לֶךְ֙ חַ֣יִל וּפָרָשִׁ֔ים לְעָזְרֵ֥נוּ מֵאוֹיֵ֖ב בַּדָּ֑רֶךְ כִּֽי־אָמַ֨רְנוּ לַמֶּ֜לֶךְ לֵאמֹ֗ר יַד־אֱלֹהֵ֤ינוּ עַל־כָּל־מְבַקְשָׁיו֙ לְטוֹבָ֔ה וְעֻזּ֣וֹ וְאַפּ֔וֹ עַ֖ל כָּל־עֹזְבָֽיו׃<text:s/></text:span><text:span text:style-name="T760">‬</text:span>‬<text:span text:style-name="T761">23</text:span><text:span text:style-name="T762"> וַנָּצ֛וּמָה וַנְּבַקְשָׁ֥ה מֵאֱלֹהֵ֖ינוּ עַל־זֹ֑את וַיֵּעָתֵ֖ר לָֽנוּ׃<text:s/></text:span><text:span text:style-name="T763">‬</text:span>‬<text:span text:style-name="T764">24</text:span><text:span text:style-name="T765"> וָאַבְדִּ֛ילָה מִשָּׂרֵ֥י הַכֹּהֲנִ֖ים שְׁנֵ֣ים עָשָׂ֑ר לְשֵׁרֵֽבְיָ֣ה חֲשַׁבְיָ֔ה וְעִמָּהֶ֥ם מֵאֲחֵיהֶ֖ם עֲשָׂרָֽה׃<text:s/></text:span><text:span text:style-name="T766">‬</text:span>‬<text:span text:style-name="T767">25</text:span><text:span text:style-name="T768"> *ואשקולה **וָאֶשְׁקֳלָ֣ה לָהֶ֔ם אֶת־הַכֶּ֥סֶף וְאֶת־הַזָּהָ֖ב וְאֶת־הַכֵּלִ֑ים תְּרוּמַ֣ת בֵּית־אֱלֹהֵ֗ינוּ הַהֵרִ֙ימוּ֙ הַמֶּ֙לֶךְ֙ וְיֹעֲצָ֣יו וְשָׂרָ֔יו וְכָל־יִשְׂרָאֵ֖ל הַנִּמְצָאִֽים׃<text:s/></text:span><text:span text:style-name="T769">‬</text:span>‬<text:span text:style-name="T770">26</text:span><text:span text:style-name="T771"> וָאֶשְׁקֲלָ֨ה עַל־יָדָ֜ם כֶּ֗סֶף כִּכָּרִים֙ שֵֽׁשׁ־מֵא֣וֹת וַחֲמִשִׁ֔ים וּכְלֵי־כֶ֥סֶף מֵאָ֖ה לְכִכָּרִ֑ים זָהָ֖ב מֵאָ֥ה כִכָּֽר׃<text:s/></text:span><text:span text:style-name="T772">‬</text:span>‬<text:span text:style-name="T773">27</text:span><text:span text:style-name="T774"> וּכְפֹרֵ֤י זָהָב֙ עֶשְׂרִ֔ים לַאֲדַרְכֹנִ֖ים אָ֑לֶף וּכְלֵ֨י נְחֹ֜שֶׁת מֻצְהָ֤ב טוֹבָה֙ שְׁנַ֔יִם חֲמוּדֹ֖ת<text:s/></text:span><text:soft-page-break/><text:span text:style-name="T775">כַּזָּהָֽב׃<text:s/></text:span><text:span text:style-name="T776">‬</text:span>‬<text:span text:style-name="T777">28</text:span><text:span text:style-name="T778"> וָאֹמְרָ֣ה אֲלֵהֶ֗ם אַתֶּ֥ם קֹ֙דֶשׁ֙ לַיהוָ֔ה וְהַכֵּלִ֖ים קֹ֑דֶשׁ וְהַכֶּ֤סֶף וְהַזָּהָב֙ נְדָבָ֔ה לַיהוָ֖ה אֱלֹהֵ֥י אֲבֹתֵיכֶֽם׃<text:s/></text:span><text:span text:style-name="T779">‬</text:span>‬<text:span text:style-name="T780">29</text:span><text:span text:style-name="T781"> שִׁקְד֣וּ וְשִׁמְר֗וּ עַֽד־תִּשְׁקְל֡וּ לִפְנֵי֩ שָׂרֵ֨י הַכֹּהֲנִ֧ים וְהַלְוִיִּ֛ם וְשָׂרֵֽי־הָאָב֥וֹת לְיִשְׂרָאֵ֖ל בִּירוּשָׁלָ֑͏ִם הַלִּשְׁכ֖וֹת בֵּ֥ית יְהוָֽה׃<text:s/></text:span><text:span text:style-name="T782">‬</text:span>‬<text:span text:style-name="T783">30</text:span><text:span text:style-name="T784"> וְקִבְּלוּ֙ הַכֹּהֲנִ֣ים וְהַלְוִיִּ֔ם מִשְׁקַ֛ל הַכֶּ֥סֶף וְהַזָּהָ֖ב וְהַכֵּלִ֑ים לְהָבִ֥יא לִירוּשָׁלַ֖͏ִם לְבֵ֥ית אֱלֹהֵֽינוּ׃<text:s/></text:span><text:span text:style-name="T785">פ<text:s/></text:span><text:span text:style-name="T786">‬</text:span>‬‬‬‬‬‬‬‬‬‬‬‬‬‬‬‬‬</text:p>
        <text:p text:style-name="P787"><text:span text:style-name="T788">31</text:span><text:span text:style-name="T789"> וַֽנִּסְּעָ֞ה מִנְּהַ֣ר אֽ͏ַהֲוָ֗א בִּשְׁנֵ֤ים עָשָׂר֙ לַחֹ֣דֶשׁ הָרִאשׁ֔וֹן לָלֶ֖כֶת יְרוּשָׁלָ֑͏ִם וְיַד־אֱלֹהֵ֙ינוּ֙ הָיְתָ֣ה עָלֵ֔ינוּ וַיַּ֨צִּילֵ֔נוּ מִכַּ֥ף אוֹיֵ֛ב וְאוֹרֵ֖ב עַל־הַדָּֽרֶךְ׃<text:s/></text:span><text:span text:style-name="T790">‬</text:span>‬<text:span text:style-name="T791">32</text:span><text:span text:style-name="T792"> וַנָּב֖וֹא יְרוּשָׁלָ֑͏ִם וַנֵּ֥שֶׁב שָׁ֖ם יָמִ֥ים שְׁלֹשָֽׁה׃<text:s/></text:span><text:span text:style-name="T793">‬</text:span>‬<text:span text:style-name="T794">33</text:span><text:span text:style-name="T795"> וּבַיּ֣וֹם הָרְבִיעִ֡י נִשְׁקַ֣ל הַכֶּסֶף֩ וְהַזָּהָ֨ב וְהַכֵּלִ֜ים בְּבֵ֣ית אֱלֹהֵ֗ינוּ עַ֠ל יַד־מְרֵמ֤וֹת בֶּן־אֽוּרִיָּה֙ הַכֹּהֵ֔ן וְעִמּ֖וֹ אֶלְעָזָ֣ר בֶּן־פִּֽינְחָ֑ס וְעִמָּהֶ֞ם יוֹזָבָ֧ד בֶּן־יֵשׁ֛וּעַ וְנֽוֹעַדְיָ֥ה בֶן־בִּנּ֖וּי הַלְוִיִּֽם׃<text:s/></text:span><text:span text:style-name="T796">‬</text:span>‬‬‬‬</text:p>
        <text:p text:style-name="P797"><text:span text:style-name="T798">34</text:span><text:span text:style-name="T799"> בְּמִסְפָּ֥ר בְּמִשְׁקָ֖ל לַכֹּ֑ל וַיִּכָּתֵ֥ב כָּֽל־הַמִּשְׁקָ֖ל בָּעֵ֥ת הַהִֽיא׃<text:s/></text:span><text:span text:style-name="T800">פ<text:s/></text:span><text:span text:style-name="T801">‬</text:span>‬‬</text:p>
        <text:p text:style-name="P802"><text:span text:style-name="T803">35</text:span><text:span text:style-name="T804"> הַ֠בָּאִים מֵֽהַשְּׁבִ֨י בְנֵֽי־הַגּוֹלָ֜ה הִקְרִ֥יבוּ עֹל֣וֹת ׀ לֵאלֹהֵ֣י יִשְׂרָאֵ֗ל פָּרִ֨ים שְׁנֵים־עָשָׂ֤ר עַל־כָּל־יִשְׂרָאֵל֙ אֵילִ֣ים ׀ תִּשְׁעִ֣ים וְשִׁשָּׁ֗ה כְּבָשִׂים֙ שִׁבְעִ֣ים וְשִׁבְעָ֔ה צְפִירֵ֥י חַטָּ֖את שְׁנֵ֣ים עָשָׂ֑ר הַכֹּ֖ל עוֹלָ֥ה לַיהוָֽה׃<text:s/></text:span><text:span text:style-name="T805">פ<text:s/></text:span><text:span text:style-name="T806">‬</text:span>‬‬</text:p>
        <text:p text:style-name="P807"><text:span text:style-name="T808">36</text:span><text:span text:style-name="T809"> וַֽיִּתְּנ֣וּ ׀ אֶת־דָּתֵ֣י הַמֶּ֗לֶךְ לַאֲחַשְׁדַּרְפְּנֵי֙ הַמֶּ֔לֶךְ וּפַחֲו֖וֹת עֵ֣בֶר הַנָּהָ֑ר וְנִשְּׂא֥וּ אֶת־הָעָ֖ם וְאֶת־בֵּֽית־הָאֱלֹהִֽים׃</text:span><text:span text:style-name="T810"><text:s/>ס<text:s/></text:span><text:span text:style-name="T811">‬</text:span>‬‬</text:p>
      </text:section>
      <text:section text:name="Sect8" text:style-name="S8">
        <text:p text:style-name="P812">Ezra 9</text:p>
        <text:p text:style-name="P813"><text:span text:style-name="T814">1</text:span><text:span text:style-name="T815"> וּכְכַלּ֣וֹת אֵ֗לֶּה נִגְּשׁ֨וּ אֵלַ֤י הַשָּׂרִים֙ לֵאמֹ֔ר לֹֽא־נִבְדְּל֞וּ הָעָ֤ם יִשְׂרָאֵל֙ וְהַכֹּהֲנִ֣ים וְהַלְוִיִּ֔ם מֵעַמֵּ֖י הָאֲרָצ֑וֹת כְּ֠תוֹעֲבֹֽתֵיהֶם לַכְּנַעֲנִ֨י הַחִתִּ֜י הַפְּרִזִּ֣י הַיְבוּסִ֗י הָֽעַמֹּנִי֙ הַמֹּ֣אָבִ֔י הַמִּצְרִ֖י וְהָאֱמֹרִֽי׃<text:s/></text:span><text:span text:style-name="T816">2</text:span><text:span text:style-name="T817"> כִּֽי־נָשְׂא֣וּ מִבְּנֹֽתֵיהֶ֗ם לָהֶם֙ וְלִבְנֵיהֶ֔ם וְהִתְעָֽרְבוּ֙ זֶ֣רַע הַקֹּ֔דֶשׁ בְּעַמֵּ֖י הָאֲרָצ֑וֹת וְיַ֧ד הַשָּׂרִ֣ים וְהַסְּגָנִ֗ים הָ֥יְתָ֛ה בַּמַּ֥עַל הַזֶּ֖ה רִאשׁוֹנָֽה׃</text:span><text:span text:style-name="T818"><text:s/>ס<text:s/></text:span><text:span text:style-name="T819">‬</text:span>‬<text:span text:style-name="T820">3</text:span><text:span text:style-name="T821"> וּכְשָׁמְעִי֙ אֶת־הַדָּבָ֣ר הַזֶּ֔ה קָרַ֥עְתִּי אֶת־בִּגְדִ֖י וּמְעִילִ֑י וָאֶמְרְטָ֞ה מִשְּׂעַ֤ר רֹאשִׁי֙ וּזְקָנִ֔י וָאֵשְׁבָ֖ה מְשׁוֹמֵֽם׃<text:s/></text:span><text:span text:style-name="T822">‬</text:span>‬<text:span text:style-name="T823">4</text:span><text:span text:style-name="T824"> וְאֵלַ֣י יֵאָסְפ֗וּ כֹּ֚ל חָרֵד֙ בְּדִבְרֵ֣י אֱלֹהֵֽי־יִשְׂרָאֵ֔ל עַ֖ל מַ֣עַל הַגּוֹלָ֑ה וַאֲנִי֙ יֹשֵׁ֣ב מְשׁוֹמֵ֔ם עַ֖ד לְמִנְחַ֥ת הָעָֽרֶב׃<text:s/></text:span><text:span text:style-name="T825">‬</text:span>‬<text:span text:style-name="T826">5</text:span><text:span text:style-name="T827"> וּבְמִנְחַ֣ת הָעֶ֗רֶב קַ֚מְתִּי מִתַּֽעֲנִיתִ֔י וּבְקָרְעִ֥י בִגְדִ֖י וּמְעִילִ֑י וָֽאֶכְרְעָה֙ עַל־בִּרְכַּ֔י וָאֶפְרְשָׂ֥ה כַפַּ֖י אֶל־יְהוָ֥ה אֱלֹהָֽי׃<text:s/></text:span><text:span text:style-name="T828">‬</text:span>‬<text:span text:style-name="T829">6</text:span><text:span text:style-name="T830"> וָאֹמְרָ֗ה אֱלֹהַי֙ בֹּ֣שְׁתִּי וְנִכְלַ֔מְתִּי לְהָרִ֧ים אֱלֹהַ֛י פָּנַ֖י אֵלֶ֑יךָ כִּ֣י עֲוֺנֹתֵ֤ינוּ רָבוּ֙ לְמַ֣עְלָה רֹּ֔אשׁ וְאַשְׁמָתֵ֥נוּ גָדְלָ֖ה עַ֥ד לַשָּׁמָֽיִם׃<text:s/></text:span><text:span text:style-name="T831">‬</text:span>‬<text:span text:style-name="T832">7</text:span><text:span text:style-name="T833"> מִימֵ֣י אֲבֹתֵ֗ינוּ אֲנַ֙חְנוּ֙ בְּאַשְׁמָ֣ה גְדֹלָ֔ה עַ֖ד הַיּ֣וֹם הַזֶּ֑ה וּבַעֲוֺנֹתֵ֡ינוּ נִתַּ֡נּוּ אֲנַחְנוּ֩ מְלָכֵ֨ינוּ כֹהֲנֵ֜ינוּ בְּיַ֣ד ׀ מַלְכֵ֣י הָאֲרָצ֗וֹת בַּחֶ֜רֶב בַּשְּׁבִ֧י וּבַבִּזָּ֛ה וּבְבֹ֥שֶׁת פָּנִ֖ים כְּהַיּ֥וֹם הַזֶּֽה׃<text:s/></text:span><text:span text:style-name="T834">‬</text:span>‬<text:span text:style-name="T835">8</text:span><text:span text:style-name="T836"> וְעַתָּ֡ה כִּמְעַט־רֶגַע֩ הָיְתָ֨ה תְחִנָּ֜ה מֵאֵ֣ת ׀ יְהוָ֣ה אֱלֹהֵ֗ינוּ לְהַשְׁאִ֥יר לָ֙נוּ֙ פְּלֵיטָ֔ה וְלָתֶת־לָ֥נוּ יָתֵ֖ד בִּמְק֣וֹם קָדְשׁ֑וֹ לְהָאִ֤יר עֵינֵ֙ינוּ֙ אֱלֹהֵ֔ינוּ וּלְתִתֵּ֛נוּ מִֽחְיָ֥ה מְעַ֖ט בְּעַבְדֻתֵֽנוּ׃<text:s/></text:span><text:span text:style-name="T837">‬</text:span>‬<text:span text:style-name="T838">9</text:span><text:span text:style-name="T839"> כִּֽי־עֲבָדִ֣ים אֲנַ֔חְנוּ וּבְעַבְדֻ֔תֵנוּ לֹ֥א עֲזָבָ֖נוּ אֱלֹהֵ֑ינוּ וֽ͏ַיַּט־</text:span><text:soft-page-break/><text:span text:style-name="T840">עָלֵ֣ינוּ חֶ֡סֶד לִפְנֵי֩ מַלְכֵ֨י פָרַ֜ס לָֽתֶת־לָ֣נוּ מִֽחְיָ֗ה לְרוֹמֵ֞ם אֶת־בֵּ֤ית אֱלֹהֵ֙ינוּ֙ וּלְהַעֲמִ֣יד אֶת־חָרְבֹתָ֔יו וְלָֽתֶת־לָ֣נוּ גָדֵ֔ר בִּֽיהוּדָ֖ה וּבִירוּשָׁלָֽ͏ִם׃</text:span><text:span text:style-name="T841"><text:s/>ס<text:s/></text:span><text:span text:style-name="T842">‬</text:span>‬<text:span text:style-name="T843">10</text:span><text:span text:style-name="T844"> וְעַתָּ֛ה מַה־נֹּאמַ֥ר אֱלֹהֵ֖ינוּ אֽ͏ַחֲרֵי־זֹ֑את כִּ֥י עָזַ֖בְנוּ מִצְוֺתֶֽיךָ׃<text:s/></text:span><text:span text:style-name="T845">‬</text:span>‬<text:span text:style-name="T846">11</text:span><text:span text:style-name="T847"> אֲשֶׁ֣ר צִוִּ֗יתָ בְּיַ֨ד עֲבָדֶ֣יךָ הַנְּבִיאִים֮ לֵאמֹר֒ הָאָ֗רֶץ אֲשֶׁ֨ר אַתֶּ֤ם בָּאִים֙ לְרִשְׁתָּ֔הּ אֶ֤רֶץ נִדָּה֙ הִ֔יא בְּנִדַּ֖ת עַמֵּ֣י הָאֲרָצ֑וֹת בְּתוֹעֲבֹֽתֵיהֶ֗ם אֲשֶׁ֥ר מִלְא֛וּהָ מִפֶּ֥ה אֶל־פֶּ֖ה בְּטֻמְאָתָֽם׃<text:s/></text:span><text:span text:style-name="T848">‬</text:span>‬<text:span text:style-name="T849">12</text:span><text:span text:style-name="T850"> וְ֠עַתָּה בְּֽנוֹתֵיכֶ֞ם אַל־תִּתְּנ֣וּ לִבְנֵיהֶ֗ם וּבְנֹֽתֵיהֶם֙ אַל־תִּשְׂא֣וּ לִבְנֵיכֶ֔ם וְלֹֽא־תִדְרְשׁ֧וּ שְׁלֹמָ֛ם וְטוֹבָתָ֖ם עַד־עוֹלָ֑ם לְמַ֣עַן תֶּחֶזְק֗וּ וַאֲכַלְתֶּם֙ אֶת־ט֣וּב הָאָ֔רֶץ וְהוֹרַשְׁתֶּ֥ם לִבְנֵיכֶ֖ם עַד־עוֹלָֽם׃<text:s/></text:span><text:span text:style-name="T851">‬</text:span>‬<text:span text:style-name="T852">13</text:span><text:span text:style-name="T853"> וְאַֽחֲרֵי֙ כָּל־הַבָּ֣א עָלֵ֔ינוּ בְּמַעֲשֵׂ֙ינוּ֙ הָרָעִ֔ים וּבְאַשְׁמָתֵ֖נוּ הַגְּדֹלָ֑ה כִּ֣י ׀ אַתָּ֣ה אֱלֹהֵ֗ינוּ חָשַׂ֤כְתָּֽ לְמַ֙טָּה֙ מֵֽעֲוֺנֵ֔נוּ וְנָתַ֥תָּה לָּ֛נוּ פְּלֵיטָ֖ה כָּזֹֽאת׃<text:s/></text:span><text:span text:style-name="T854">‬</text:span>‬<text:span text:style-name="T855">14</text:span><text:span text:style-name="T856"> הֲנָשׁוּב֙ לְהָפֵ֣ר מִצְוֺתֶ֔יךָ וּ֨לְהִתְחַתֵּ֔ן בְּעַמֵּ֥י הַתֹּעֵב֖וֹת הָאֵ֑לֶּה הֲל֤וֹא תֶֽאֱנַף־בָּ֙נוּ֙ עַד־כַּלֵּ֔ה לְאֵ֥ין שְׁאֵרִ֖ית וּפְלֵיטָֽה׃<text:s/></text:span><text:span text:style-name="T857">פ<text:s/></text:span><text:span text:style-name="T858">‬</text:span>‬‬‬‬‬‬‬‬‬‬‬‬‬‬</text:p>
        <text:p text:style-name="P859"><text:span text:style-name="T860">15</text:span><text:span text:style-name="T861"> יְהוָ֞ה אֱלֹהֵ֤י יִשְׂרָאֵל֙ צַדִּ֣יק אַ֔תָּה כִּֽי־נִשְׁאַ֥רְנוּ פְלֵיטָ֖ה כְּהַיּ֣וֹם הַזֶּ֑ה הִנְנ֤וּ לְפָנֶ֙יךָ֙ בְּאַשְׁמָתֵ֔ינוּ כִּ֣י אֵ֥ין לַעֲמ֛וֹד לְפָנֶ֖יךָ עַל־זֹֽאת׃<text:s/></text:span><text:span text:style-name="T862">פ<text:s/></text:span><text:span text:style-name="T863">‬</text:span>‬‬</text:p>
      </text:section>
      <text:section text:name="Sect9" text:style-name="S9">
        <text:p text:style-name="P864">Ezra 10</text:p>
        <text:p text:style-name="P865"><text:span text:style-name="T866">1</text:span><text:span text:style-name="T867"> וּכְהִתְפַּלֵּ֤ל עֶזְרָא֙ וּכְ֨הִתְוַדֹּת֔וֹ בֹּכֶה֙ וּמִתְנַפֵּ֔ל לִפְנֵ֖י בֵּ֣ית הָאֱלֹהִ֑ים נִקְבְּצוּ֩ אֵלָ֨יו מִיִּשְׂרָאֵ֜ל קָהָ֣ל רַב־מְאֹ֗ד אֲנָשִׁ֤ים וְנָשִׁים֙ וִֽילָדִ֔ים כִּֽי־בָכ֥וּ הָעָ֖ם הַרְבֵּה־בֶֽכֶה׃</text:span><text:span text:style-name="T868"><text:s/>ס<text:s/></text:span><text:span text:style-name="T869">2</text:span><text:span text:style-name="T870"> וַיַּעַן֩ שְׁכַנְיָ֨ה בֶן־יְחִיאֵ֜ל מִבְּנֵ֤י *עולם **עֵילָם֙ וַיֹּ֣אמֶר לְעֶזְרָ֔א אֲנַ֙חְנוּ֙ מָעַ֣לְנוּ בֵאלֹהֵ֔ינוּ וַנֹּ֛שֶׁב נָשִׁ֥ים נָכְרִיּ֖וֹת מֵעַמֵּ֣י הָאָ֑רֶץ וְעַתָּ֛ה יֵשׁ־מִקְוֶ֥ה לְיִשְׂרָאֵ֖ל עַל־זֹֽאת׃<text:s/></text:span><text:span text:style-name="T871">‬</text:span>‬<text:span text:style-name="T872">3</text:span><text:span text:style-name="T873"> וְעַתָּ֣ה נִֽכְרָת־בְּרִ֣ית לֵ֠אלֹהֵינוּ לְהוֹצִ֨יא כָל־נָשִׁ֜ים וְהַנּוֹלָ֤ד מֵהֶם֙ בַּעֲצַ֣ת אֲדֹנָ֔י וְהַחֲרֵדִ֖ים בְּמִצְוַ֣ת אֱלֹהֵ֑ינוּ וְכַתּוֹרָ֖ה יֵעָשֶֽׂה׃<text:s/></text:span><text:span text:style-name="T874">‬</text:span>‬‬‬</text:p>
        <text:p text:style-name="P875"><text:span text:style-name="T876">4</text:span><text:span text:style-name="T877"> ק֛וּם כִּֽי־עָלֶ֥יךָ הַדָּבָ֖ר וַאֲנַ֣חְנוּ עִמָּ֑ךְ חֲזַ֖ק וַעֲשֵֽׂה׃<text:s/></text:span><text:span text:style-name="T878">פ<text:s/></text:span><text:span text:style-name="T879">‬</text:span>‬‬</text:p>
        <text:p text:style-name="P880"><text:span text:style-name="T881">5</text:span><text:span text:style-name="T882"> וַיָּ֣קָם עֶזְרָ֡א וַיַּשְׁבַּ֣ע אֶת־שָׂרֵי֩ הַכֹּהֲנִ֨ים הַלְוִיִּ֜ם וְכָל־יִשְׂרָאֵ֗ל לַעֲשׂ֛וֹת כַּדָּבָ֥ר הַזֶּ֖ה וַיִּשָּׁבֵֽעוּ׃<text:s/></text:span><text:span text:style-name="T883">‬</text:span>‬<text:span text:style-name="T884">6</text:span><text:span text:style-name="T885"> וַיָּ֣קָם עֶזְרָ֗א מִלִּפְנֵי֙ בֵּ֣ית הָֽאֱלֹהִ֔ים וַיֵּ֕לֶךְ אֶל־לִשְׁכַּ֖ת יְהוֹחָנָ֣ן בֶּן־אֶלְיָשִׁ֑יב וַיֵּ֣לֶךְ שָׁ֗ם לֶ֤חֶם לֹֽא־אָכַל֙ וּמַ֣יִם לֹֽא־שָׁתָ֔ה כִּ֥י מִתְאַבֵּ֖ל עַל־מַ֥עַל הַגּוֹלָֽה׃</text:span><text:span text:style-name="T886"><text:s/>ס<text:s/></text:span><text:span text:style-name="T887">‬</text:span>‬<text:span text:style-name="T888">7</text:span><text:span text:style-name="T889"> וַיַּעֲבִ֨ירוּ ק֜וֹל בִּיהוּדָ֣ה וִירֽוּשָׁלִַ֗ם לְכֹל֙ בְּנֵ֣י הַגּוֹלָ֔ה לְהִקָּבֵ֖ץ יְרוּשָׁלָֽ͏ִם׃<text:s/></text:span><text:span text:style-name="T890">‬</text:span>‬<text:span text:style-name="T891">8</text:span><text:span text:style-name="T892"> וְכֹל֩ אֲשֶׁ֨ר לֹֽא־יָב֜וֹא לִשְׁלֹ֣שֶׁת הַיָּמִ֗ים כַּעֲצַ֤ת הַשָּׂרִים֙ וְהַזְּקֵנִ֔ים יָחֳרַ֖ם כָּל־רְכוּשׁ֑וֹ וְה֥וּא יִבָּדֵ֖ל מִקְּהַ֥ל הַגּוֹלָֽה׃</text:span><text:span text:style-name="T893"><text:s/>ס<text:s/></text:span><text:span text:style-name="T894">‬</text:span>‬<text:span text:style-name="T895">9</text:span><text:span text:style-name="T896"> וַיִּקָּבְצ֣וּ כָל־אַנְשֵֽׁי־יְהוּדָה֩ וּבִנְיָמִ֨ן ׀ יְרוּשָׁלִַ֜ם לִשְׁלֹ֣שֶׁת הַיָּמִ֗ים ה֛וּא חֹ֥דֶשׁ הַתְּשִׁיעִ֖י בְּעֶשְׂרִ֣ים בַּחֹ֑דֶשׁ וַיֵּשְׁב֣וּ כָל־הָעָ֗ם בִּרְחוֹב֙ בֵּ֣ית הָאֱלֹהִ֔ים מַרְעִידִ֥ים עַל־הַדָּבָ֖ר וּמֵהַגְּשָׁמִֽים׃<text:s/></text:span><text:span text:style-name="T897">פ<text:s/></text:span><text:span text:style-name="T898">‬</text:span>‬‬‬‬‬‬</text:p>
        <text:soft-page-break/>
        <text:p text:style-name="P899"><text:span text:style-name="T900">10</text:span><text:span text:style-name="T901"> וַיָּ֨קָם עֶזְרָ֤א הַכֹּהֵן֙ וַיֹּ֣אמֶר אֲלֵהֶ֔ם אַתֶּ֣ם מְעַלְתֶּ֔ם וַתֹּשִׁ֖יבוּ נָשִׁ֣ים נָכְרִיּ֑וֹת לְהוֹסִ֖יף עַל־אַשְׁמַ֥ת יִשְׂרָאֵֽל׃<text:s/></text:span><text:span text:style-name="T902">‬</text:span>‬<text:span text:style-name="T903">11</text:span><text:span text:style-name="T904"> וְעַתָּ֗ה תְּנ֥וּ תוֹדָ֛ה לַיהוָ֥ה אֱלֹהֵֽי־אֲבֹתֵיכֶ֖ם וַעֲשׂ֣וּ רְצוֹנ֑וֹ וְהִבָּֽדְלוּ֙ מֵעַמֵּ֣י הָאָ֔רֶץ וּמִן־הַנָּשִׁ֖ים הַנָּכְרִיּֽוֹת׃<text:s/></text:span><text:span text:style-name="T905">‬</text:span>‬<text:span text:style-name="T906">12</text:span><text:span text:style-name="T907"> וַיַּֽעְנ֧וּ כָֽל־הַקָּהָ֛ל וַיֹּאמְר֖וּ ק֣וֹל גָּד֑וֹל כֵּ֛ן *כדבריך **כִּדְבָרְךָ֥ עָלֵ֖ינוּ לַעֲשֽׂוֹת׃<text:s/></text:span><text:span text:style-name="T908">‬</text:span>‬<text:span text:style-name="T909">13</text:span><text:span text:style-name="T910"> אֲבָ֞ל הָעָ֥ם רָב֙ וְהָעֵ֣ת גְּשָׁמִ֔ים וְאֵ֥ין כֹּ֖חַ לַעֲמ֣וֹד בַּח֑וּץ וְהַמְּלָאכָ֗ה לֹֽא־לְי֤וֹם אֶחָד֙ וְלֹ֣א לִשְׁנַ֔יִם כִּֽי־הִרְבִּ֥ינוּ לִפְשֹׁ֖עַ בַּדָּבָ֥ר הַזֶּֽה׃<text:s/></text:span><text:span text:style-name="T911">‬</text:span>‬<text:span text:style-name="T912">14</text:span><text:span text:style-name="T913"> יַֽעֲמְדוּ־נָ֣א שָׂ֠רֵינוּ לְֽכָל־הַקָּהָ֞ל וְכֹ֣ל ׀ אֲשֶׁ֣ר בֶּעָרֵ֗ינוּ הַהֹשִׁ֞יב נָשִׁ֤ים נָכְרִיּוֹת֙ יָבֹא֙ לְעִתִּ֣ים מְזֻמָּנִ֔ים וְעִמָּהֶ֛ם זִקְנֵי־עִ֥יר וָעִ֖יר וְשֹׁפְטֶ֑יהָ עַ֠ד לְהָשִׁ֞יב חֲר֤וֹן אַף־אֱלֹהֵ֙ינוּ֙ מִמֶּ֔נּוּ עַ֖ד לַדָּבָ֥ר הַזֶּֽה׃<text:s/></text:span><text:span text:style-name="T914">פ<text:s/></text:span><text:span text:style-name="T915">‬</text:span>‬‬‬‬‬‬</text:p>
        <text:p text:style-name="P916"><text:span text:style-name="T917">15</text:span><text:span text:style-name="T918"> אַ֣ךְ יוֹנָתָ֧ן בֶּן־עֲשָׂהאֵ֛ל וְיַחְזְיָ֥ה בֶן־תִּקְוָ֖ה עָמְד֣וּ עַל־זֹ֑את וּמְשֻׁלָּ֛ם וְשַׁבְּתַ֥י הַלֵּוִ֖י עֲזָרֻֽם׃<text:s/></text:span><text:span text:style-name="T919">‬</text:span>‬<text:span text:style-name="T920">16</text:span><text:span text:style-name="T921"> וַיּֽ͏ַעֲשׂוּ־כֵן֮ בְּנֵ֣י הַגּוֹלָה֒ וַיִּבָּדְלוּ֩ עֶזְרָ֨א הַכֹּהֵ֜ן אֲנָשִׁ֨ים רָאשֵׁ֧י הָאָב֛וֹת לְבֵ֥ית אֲבֹתָ֖ם וְכֻלָּ֣ם בְּשֵׁמ֑וֹת וַיֵּשְׁב֗וּ בְּי֤וֹם אֶחָד֙ לַחֹ֣דֶשׁ הָעֲשִׂירִ֔י לְדַרְי֖וֹשׁ הַדָּבָֽר׃<text:s/></text:span><text:span text:style-name="T922">‬</text:span>‬<text:span text:style-name="T923">17</text:span><text:span text:style-name="T924"> וַיְכַלּ֣וּ בַכֹּ֔ל אֲנָשִׁ֕ים הַהֹשִׁ֖יבוּ נָשִׁ֣ים נָכְרִיּ֑וֹת עַ֛ד י֥וֹם אֶחָ֖ד לַחֹ֥דֶשׁ הָרִאשֽׁוֹן׃<text:s/></text:span><text:span text:style-name="T925">פ<text:s/></text:span>‬‬‬</text:p>
        <text:p text:style-name="P926"><text:span text:style-name="T927">‬</text:span>‬<text:span text:style-name="T928">18</text:span><text:span text:style-name="T929"> וַיִּמָּצֵא֙ מִבְּנֵ֣י הַכֹּהֲנִ֔ים אֲשֶׁ֥ר הֹשִׁ֖יבוּ נָשִׁ֣ים נָכְרִיּ֑וֹת מִבְּנֵ֨י יֵשׁ֤וּעַ בֶּן־יֽוֹצָדָק֙ וְאֶחָ֔יו מַֽעֲשֵׂיָה֙ וֽ͏ֶאֱלִיעֶ֔זֶר וְיָרִ֖יב וּגְדַלְיָֽה׃<text:s/></text:span><text:span text:style-name="T930">‬</text:span>‬<text:span text:style-name="T931">19</text:span><text:span text:style-name="T932"> וַיִּתְּנ֥וּ יָדָ֖ם לְהוֹצִ֣יא נְשֵׁיהֶ֑ם וַאֲשֵׁמִ֥ים אֵֽיל־צֹ֖אן עַל־אַשְׁמָתָֽם׃</text:span><text:span text:style-name="T933"><text:s/>ס<text:s/></text:span><text:span text:style-name="T934">‬</text:span>‬<text:span text:style-name="T935">20</text:span><text:span text:style-name="T936"> וּמִבְּנֵ֣י אִמֵּ֔ר חֲנָ֖נִי וּזְבַדְיָֽה׃</text:span><text:span text:style-name="T937"><text:s/>ס<text:s/></text:span><text:span text:style-name="T938">‬</text:span>‬<text:span text:style-name="T939">21</text:span><text:span text:style-name="T940"> וּמִבְּנֵ֖י חָרִ֑ם מַעֲשֵׂיָ֤ה וְאֵֽלִיָּה֙ וּֽשְׁמַֽעְיָ֔ה וִיחִיאֵ֖ל וְעֻזִיָּֽה׃<text:s/></text:span><text:span text:style-name="T941">‬</text:span>‬<text:span text:style-name="T942">22</text:span><text:span text:style-name="T943"> וּמִבְּנֵ֖י פַּשְׁח֑וּר אֶלְיוֹעֵינַ֤י מַֽעֲשֵׂיָה֙ יִשְׁמָעֵ֣אל נְתַנְאֵ֔ל יוֹזָבָ֖ד וְאֶלְעָשָֽׂה׃</text:span><text:span text:style-name="T944"><text:s/>ס<text:s/></text:span><text:span text:style-name="T945">‬</text:span>‬<text:span text:style-name="T946">23</text:span><text:span text:style-name="T947"> וּמִֽן־הַלְוִיִּ֑ם יוֹזָבָ֣ד וְשִׁמְעִ֗י וְקֵֽלָיָה֙ ה֣וּא קְלִיטָ֔א פְּתַֽחְיָ֥ה יְהוּדָ֖ה וֶאֱלִיעֶֽזֶר׃</text:span><text:span text:style-name="T948"><text:s/>ס<text:s/></text:span><text:span text:style-name="T949">‬</text:span>‬<text:span text:style-name="T950">24</text:span><text:span text:style-name="T951"> וּמִן־הַמְשֹׁרְרִ֖ים אֶלְיָשִׁ֑יב וּמִן־הַשֹׁ֣עֲרִ֔ים שַׁלֻּ֥ם וָטֶ֖לֶם וְאוּרִֽי׃</text:span><text:span text:style-name="T952"><text:s/>ס<text:s/></text:span><text:span text:style-name="T953">‬</text:span>‬<text:span text:style-name="T954">25</text:span><text:span text:style-name="T955"> וּמִֽיִּשְׂרָאֵ֑ל מִבְּנֵ֣י פַרְעֹ֡שׁ רַ֠מְיָה וְיִזִּיָּ֤ה וּמַלְכִּיָּה֙ וּמִיָּמִ֣ן וְאֶלְעָזָ֔ר וּמַלְכִּיָּ֖ה וּבְנָיָֽה׃</text:span><text:span text:style-name="T956"><text:s/>ס<text:s/></text:span><text:span text:style-name="T957">‬</text:span>‬<text:span text:style-name="T958">26</text:span><text:span text:style-name="T959"> וּמִבְּנֵ֖י עֵילָ֑ם מַתַּנְיָ֤ה זְכַרְיָה֙ וִיחִיאֵ֣ל וְעַבְדִּ֔י וִירֵמ֖וֹת וְאֵלִיָּֽה׃</text:span><text:span text:style-name="T960"><text:s/>ס<text:s/></text:span><text:span text:style-name="T961">‬</text:span>‬<text:span text:style-name="T962">27</text:span><text:span text:style-name="T963"> וּמִבְּנֵ֖י זַתּ֑וּא אֶלְיוֹעֵנַ֤י אֶלְיָשִׁיב֙ מַתַּנְיָ֣ה וִֽירֵמ֔וֹת וְזָבָ֖ד וַעֲזִיזָֽא׃</text:span><text:span text:style-name="T964"><text:s/>ס<text:s/></text:span><text:span text:style-name="T965">‬</text:span>‬<text:span text:style-name="T966">28</text:span><text:span text:style-name="T967"> וּמִבְּנֵ֖י בֵּבָ֑י יְהוֹחָנָ֥ן חֲנַנְיָ֖ה זַבַּ֥י עַתְלָֽי׃</text:span><text:span text:style-name="T968"><text:s/>ס<text:s/></text:span><text:span text:style-name="T969">‬</text:span>‬<text:span text:style-name="T970">29</text:span><text:span text:style-name="T971"> וּמִבְּנֵ֖י בָּנִ֑י מְשֻׁלָּ֤ם מַלּוּךְ֙ וַעֲדָיָ֔ה יָשׁ֖וּב וּשְׁאָ֥ל *ירמות **וְרָמֽוֹת׃</text:span><text:span text:style-name="T972"><text:s/>ס<text:s/></text:span><text:span text:style-name="T973">‬</text:span>‬<text:span text:style-name="T974">30</text:span><text:span text:style-name="T975"> וּמִבְּנֵ֛י פַּחַ֥ת מוֹאָ֖ב עַדְנָ֣א וּכְלָ֑ל בְּנָיָ֤ה מַעֲשֵׂיָה֙ מַתַּנְיָ֣ה בְצַלְאֵ֔ל וּבִנּ֖וּי וּמְנַשֶּֽׁה׃</text:span><text:span text:style-name="T976"><text:s/>ס<text:s/></text:span><text:span text:style-name="T977">‬</text:span>‬<text:span text:style-name="T978">31</text:span><text:span text:style-name="T979"> וּבְנֵ֖י חָרִ֑ם אֱלִיעֶ֧זֶר יִשִּׁיָּ֛ה מַלְכִּיָּ֖ה שְׁמַֽעְיָ֥ה שִׁמְעֽוֹן׃<text:s/></text:span><text:span text:style-name="T980">‬</text:span>‬<text:span text:style-name="T981">32</text:span><text:span text:style-name="T982"> בְּנְיָמִ֥ן מַלּ֖וּךְ שְׁמַרְיָֽה׃</text:span><text:span text:style-name="T983"><text:s/>ס<text:s/></text:span><text:span text:style-name="T984">‬</text:span>‬<text:span text:style-name="T985">33</text:span><text:span text:style-name="T986"> מִבְּנֵ֖י חָשֻׁ֑ם מַתְּנַ֤י מַתַּתָּה֙ זָבָ֣ד אֱלִיפֶ֔לֶט יְרֵמַ֥י מְנַשֶּׁ֖ה שִׁמְעִֽי׃</text:span><text:span text:style-name="T987"><text:s/>ס<text:s/></text:span><text:span text:style-name="T988">‬</text:span>‬<text:span text:style-name="T989">34</text:span><text:span text:style-name="T990"> מִבְּנֵ֣י בָנִ֔י מַעֲדַ֥י עַמְרָ֖ם וְאוּאֵֽל׃</text:span><text:span text:style-name="T991"><text:s/>ס<text:s/></text:span><text:span text:style-name="T992">‬</text:span>‬<text:span text:style-name="T993">35</text:span><text:span text:style-name="T994"> בְּנָיָ֥ה בֵדְיָ֖ה *כלהי **כְּלֽוּהוּ׃<text:s/></text:span><text:span text:style-name="T995">‬</text:span>‬<text:span text:style-name="T996">36</text:span><text:span text:style-name="T997"> וַנְיָ֥ה מְרֵמ֖וֹת אֶלְיָשִֽׁיב׃<text:s/></text:span><text:span text:style-name="T998">‬</text:span>‬<text:span text:style-name="T999">37</text:span><text:span text:style-name="T1000"> מַתַּנְיָ֥ה מַתְּנַ֖י *ויעשו **וְיַעֲשָֽׂי׃<text:s/></text:span><text:span text:style-name="T1001">‬</text:span>‬<text:span text:style-name="T1002">38</text:span><text:span text:style-name="T1003"> וּבָנִ֥י וּבִנּ֖וּי שִׁמְעִֽי׃<text:s/></text:span><text:span text:style-name="T1004">‬</text:span>‬<text:span text:style-name="T1005">39</text:span><text:span text:style-name="T1006"> וְשֶֽׁלֶמְיָ֥ה וְנָתָ֖ן וַעֲדָיָֽה׃<text:s/></text:span><text:span text:style-name="T1007">‬</text:span>‬<text:span text:style-name="T1008">40</text:span><text:span text:style-name="T1009"> מַכְנַדְבַ֥י שָׁשַׁ֖י שָׁרָֽי׃<text:s/></text:span><text:span text:style-name="T1010">‬</text:span>‬<text:span text:style-name="T1011">41</text:span><text:span text:style-name="T1012"> עֲזַרְאֵ֥ל וְשֶׁלֶמְיָ֖הוּ שְׁמַרְיָֽה׃<text:s/></text:span><text:span text:style-name="T1013">‬</text:span>‬<text:span text:style-name="T1014">42</text:span><text:span text:style-name="T1015"> שַׁלּ֥וּם אֲמַרְיָ֖ה יוֹסֵֽף׃</text:span><text:span text:style-name="T1016"><text:s/>ס<text:s/></text:span><text:span text:style-name="T1017">‬</text:span>‬<text:span text:style-name="T1018">43</text:span><text:span text:style-name="T1019"> מִבְּנֵ֖י נְב֑וֹ יְעִיאֵ֤ל מַתִּתְיָה֙ זָבָ֣ד זְבִינָ֔א *ידו **יַדַּ֥י וְיוֹאֵ֖ל בְּנָיָֽה׃<text:s/></text:span><text:span text:style-name="T1020">‬</text:span>‬<text:span text:style-name="T1021">44</text:span><text:span text:style-name="T1022"> כָּל־אֵ֕לֶּה *נשאי **נָשְׂא֖וּ נָשִׁ֣ים נָכְרִיּ֑וֹת וְיֵ֣שׁ מֵהֶ֣ם נָשִׁ֔ים וַיָּשִׂ֖ימוּ בָּנִֽים׃<text:s/></text:span><text:span text:style-name="T1023">פ<text:s/></text:span><text:span text:style-name="T1024">‬</text:span>‬‬‬‬‬‬‬‬‬‬‬‬‬‬‬‬‬‬‬‬‬‬‬‬‬‬‬‬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he" style:country-complex="IL" style:text-combine="none" fo:hyphenate="true"/>
    </style:default-style>
    <style:style style:name="Normal" style:display-name="Normal" style:family="paragraph">
      <style:text-properties style:font-name-complex="Arial" fo:hyphenate="false"/>
    </style:style>
    <style:style style:name="DefaultParagraphFont" style:display-name="Default Paragraph Font" style:family="text"/>
    <style:style style:name="verse" style:display-name="verse" style:family="text" style:parent-style-name="DefaultParagraphFon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-complex="Arial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-complex="Aria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The Book of Ezra</dc:title>
    <dc:description/>
    <dc:subject/>
    <dc:creator>Adrian Hills</dc:creator>
    <meta:creation-date>2025-03-30T19:38:00Z</meta:creation-date>
    <dc:date>2025-03-30T19:38:00Z</dc:date>
    <meta:template xlink:href="Normal.dotm" xlink:type="simple"/>
    <meta:editing-cycles>2</meta:editing-cycles>
    <meta:editing-duration>PT0S</meta:editing-duration>
    <meta:document-statistic meta:page-count="12" meta:paragraph-count="78" meta:word-count="5852" meta:character-count="39135" meta:row-count="278" meta:non-whitespace-character-count="33361"/>
  </office:meta>
</office:document-meta>
</file>